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9B000000C6AD4569BA.png" manifest:media-type="image/png"/>
  <manifest:file-entry manifest:full-path="Pictures/10000201000004EF0000006D9F5FC6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Roboto" svg:font-family="Roboto, sans-serif"/>
    <style:font-face style:name="open sans" svg:font-family="'open sans',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variant="normal" fo:text-transform="none" fo:color="#333333" style:font-name="open sans" fo:font-size="25.5pt" fo:font-style="normal" fo:font-weight="normal"/>
    </style:style>
    <style:style style:name="P3" style:family="paragraph" style:parent-style-name="Text_20_body">
      <style:text-properties fo:font-variant="normal" fo:text-transform="none" fo:color="#222222" style:font-name="Roboto" fo:font-size="10.5pt" fo:letter-spacing="normal" fo:font-style="normal" fo:font-weight="normal" officeooo:paragraph-rsid="00439919"/>
    </style:style>
    <style:style style:name="P4" style:family="paragraph" style:parent-style-name="Text_20_body">
      <style:text-properties officeooo:paragraph-rsid="00439919"/>
    </style:style>
    <style:style style:name="P5" style:family="paragraph" style:parent-style-name="Standard">
      <style:text-properties fo:font-variant="normal" fo:text-transform="none" fo:color="#333333" style:font-name="open sans" fo:font-size="25.5pt" fo:font-style="normal" fo:font-weight="normal"/>
    </style:style>
    <style:style style:name="P6" style:family="paragraph" style:parent-style-name="Text_20_body">
      <style:paragraph-properties fo:margin-left="0cm" fo:margin-right="0cm" fo:margin-top="0.265cm" fo:margin-bottom="0.265cm" style:contextual-spacing="false" style:line-height-at-least="0.582cm" fo:text-indent="0cm" style:auto-text-indent="false" fo:break-before="page"/>
      <style:text-properties officeooo:paragraph-rsid="00439919"/>
    </style:style>
    <style:style style:name="P7" style:family="paragraph" style:parent-style-name="Text_20_body">
      <style:paragraph-properties fo:margin-left="0cm" fo:margin-right="0cm" fo:margin-top="0.265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officeooo:paragraph-rsid="00439919"/>
    </style:style>
    <style:style style:name="P8" style:family="paragraph" style:parent-style-name="Text_20_body">
      <style:paragraph-properties fo:margin-left="0cm" fo:margin-right="0cm" fo:margin-top="0.265cm" fo:margin-bottom="0.265cm" style:contextual-spacing="false" style:line-height-at-least="0.582cm" fo:text-indent="0cm" style:auto-text-indent="false"/>
      <style:text-properties fo:font-variant="normal" fo:text-transform="none" fo:color="#222222" fo:letter-spacing="normal" officeooo:paragraph-rsid="00439919"/>
    </style:style>
    <style:style style:name="P9" style:family="paragraph" style:parent-style-name="Text_20_body">
      <style:paragraph-properties fo:margin-left="0cm" fo:margin-right="0cm" fo:margin-top="0.265cm" fo:margin-bottom="0.265cm" style:contextual-spacing="false" style:line-height-at-least="0.582cm" fo:text-indent="0cm" style:auto-text-indent="false"/>
      <style:text-properties officeooo:paragraph-rsid="00439919"/>
    </style:style>
    <style:style style:name="P10" style:family="paragraph" style:parent-style-name="Preformatted_20_Text">
      <style:paragraph-properties fo:margin-left="0cm" fo:margin-right="0cm" fo:margin-top="0.265cm" fo:margin-bottom="0.265cm" style:contextual-spacing="false" fo:text-indent="0cm" style:auto-text-indent="false" fo:padding-left="0.265cm" fo:padding-right="0.265cm" fo:padding-top="0.159cm" fo:padding-bottom="0.159cm" fo:border="0.06pt solid #dddddd"/>
      <style:text-properties officeooo:paragraph-rsid="00439919"/>
    </style:style>
    <style:style style:name="P11" style:family="paragraph" style:parent-style-name="Text_20_body">
      <style:paragraph-properties fo:margin-left="0cm" fo:margin-right="0cm" fo:margin-top="0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officeooo:paragraph-rsid="00439919"/>
    </style:style>
    <style:style style:name="P12" style:family="paragraph" style:parent-style-name="Text_20_body">
      <style:paragraph-properties fo:margin-left="0cm" fo:margin-right="0cm" fo:margin-top="0cm" fo:margin-bottom="0.265cm" style:contextual-spacing="false" style:line-height-at-least="0.582cm" fo:text-indent="0cm" style:auto-text-indent="false"/>
      <style:text-properties officeooo:paragraph-rsid="00439919"/>
    </style:style>
    <style:style style:name="P13" style:family="paragraph" style:parent-style-name="Text_20_body">
      <style:paragraph-properties fo:margin-left="0cm" fo:margin-right="0cm" style:line-height-at-least="0.582cm" fo:text-indent="0cm" style:auto-text-indent="false"/>
      <style:text-properties officeooo:paragraph-rsid="00439919"/>
    </style:style>
    <style:style style:name="P14" style:family="paragraph" style:parent-style-name="Heading_20_2">
      <style:paragraph-properties fo:margin-left="0cm" fo:margin-right="0cm" fo:margin-top="0.688cm" fo:margin-bottom="0.529cm" style:contextual-spacing="false" fo:text-indent="0cm" style:auto-text-indent="false"/>
      <style:text-properties fo:font-variant="normal" fo:text-transform="none" fo:color="#333333" style:font-name="open sans" fo:font-size="19.5pt" fo:font-style="normal" fo:font-weight="normal" officeooo:paragraph-rsid="00439919"/>
    </style:style>
    <style:style style:name="P15" style:family="paragraph" style:parent-style-name="Heading_20_2">
      <style:paragraph-properties fo:margin-left="0cm" fo:margin-right="0cm" fo:margin-top="0.688cm" fo:margin-bottom="0.529cm" style:contextual-spacing="false" fo:text-indent="0cm" style:auto-text-indent="false" fo:break-before="page"/>
      <style:text-properties fo:font-variant="normal" fo:text-transform="none" fo:color="#333333" style:font-name="open sans" fo:font-size="19.5pt" fo:font-style="normal" fo:font-weight="normal" officeooo:paragraph-rsid="00439919"/>
    </style:style>
    <style:style style:name="P16" style:family="paragraph" style:parent-style-name="List_20_Contents">
      <style:paragraph-properties fo:margin-left="0cm" fo:margin-right="0cm" fo:margin-top="0cm" fo:margin-bottom="0.499cm" style:contextual-spacing="false" style:line-height-at-least="0.582cm" fo:text-indent="0cm" style:auto-text-indent="false"/>
      <style:text-properties officeooo:paragraph-rsid="00439919"/>
    </style:style>
    <style:style style:name="P17" style:family="paragraph" style:parent-style-name="List_20_Contents">
      <style:paragraph-properties fo:margin-left="0cm" fo:margin-right="0cm" fo:margin-top="0cm" fo:margin-bottom="0.499cm" style:contextual-spacing="false" style:line-height-at-least="0.582cm" fo:text-indent="0cm" style:auto-text-indent="false"/>
      <style:text-properties fo:font-variant="normal" fo:text-transform="none" fo:color="#222222" style:font-name="Roboto" fo:font-size="10.5pt" fo:letter-spacing="normal" fo:font-style="normal" fo:font-weight="normal" officeooo:paragraph-rsid="00439919"/>
    </style:style>
    <style:style style:name="P18" style:family="paragraph" style:parent-style-name="Heading_20_3">
      <style:paragraph-properties fo:margin-left="0cm" fo:margin-right="0cm" fo:margin-top="0.635cm" fo:margin-bottom="0.37cm" style:contextual-spacing="false" fo:line-height="130%" fo:text-indent="0cm" style:auto-text-indent="false"/>
      <style:text-properties officeooo:paragraph-rsid="00439919"/>
    </style:style>
    <style:style style:name="P19" style:family="paragraph" style:parent-style-name="Heading_20_6">
      <style:paragraph-properties fo:margin-left="0cm" fo:margin-right="0cm" fo:margin-top="0.635cm" fo:margin-bottom="0.37cm" style:contextual-spacing="false" fo:line-height="130%" fo:text-indent="0cm" style:auto-text-indent="false"/>
      <style:text-properties officeooo:paragraph-rsid="00439919"/>
    </style:style>
    <style:style style:name="P20" style:family="paragraph" style:parent-style-name="Preformatted_20_Text">
      <style:paragraph-properties fo:margin-left="0cm" fo:margin-right="0cm" fo:margin-top="0.199cm" fo:margin-bottom="0.199cm" style:contextual-spacing="false" fo:text-indent="0cm" style:auto-text-indent="false" fo:padding-left="0.265cm" fo:padding-right="0.265cm" fo:padding-top="0.159cm" fo:padding-bottom="0.159cm" fo:border="0.06pt solid #dddddd"/>
      <style:text-properties officeooo:paragraph-rsid="00439919"/>
    </style:style>
    <style:style style:name="P21" style:family="paragraph" style:parent-style-name="Text_20_body">
      <style:paragraph-properties fo:margin-left="0.199cm" fo:margin-right="0.199cm" fo:margin-top="0.199cm" fo:margin-bottom="0.25cm" style:contextual-spacing="false" fo:text-align="center" style:justify-single-word="false" fo:text-indent="0cm" style:auto-text-indent="false" fo:background-color="transparent" fo:padding="0cm" fo:border="none" style:shadow="none">
        <style:background-image xlink:href="Pictures/100000000000059B000000C6AD4569BA.png" xlink:type="simple" xlink:actuate="onLoad" style:position="center center" style:repeat="no-repeat"/>
      </style:paragraph-properties>
      <style:text-properties fo:font-variant="normal" fo:text-transform="none" fo:color="#ffffff" style:font-name="open sans" fo:font-size="36pt" fo:font-style="normal" fo:font-weight="normal" officeooo:rsid="001fa1b8" officeooo:paragraph-rsid="001fa1b8" style:font-size-asian="36pt" style:font-size-complex="36pt"/>
    </style:style>
    <style:style style:name="P22" style:family="paragraph" style:parent-style-name="Text_20_body">
      <style:paragraph-properties fo:margin-left="0.199cm" fo:margin-right="0.199cm" fo:margin-top="0.199cm" fo:margin-bottom="0.25cm" style:contextual-spacing="false" fo:text-align="center" style:justify-single-word="false" fo:text-indent="0cm" style:auto-text-indent="false" fo:background-color="transparent" fo:padding="0cm" fo:border="none" style:shadow="none">
        <style:background-image xlink:href="Pictures/100000000000059B000000C6AD4569BA.png" xlink:type="simple" xlink:actuate="onLoad" style:position="center center" style:repeat="no-repeat"/>
      </style:paragraph-properties>
      <style:text-properties fo:font-variant="normal" fo:text-transform="none" fo:color="#ffffff" style:font-name="open sans" fo:font-size="36pt" fo:font-style="normal" fo:font-weight="normal" officeooo:rsid="0032a729" officeooo:paragraph-rsid="003f26af" style:font-size-asian="36pt" style:font-size-complex="36pt"/>
    </style:style>
    <style:style style:name="P23" style:family="paragraph" style:parent-style-name="Heading_20_1">
      <style:paragraph-properties fo:break-before="page"/>
      <style:text-properties fo:font-variant="normal" fo:text-transform="none" fo:color="#333333" style:font-name="open sans" fo:font-size="25.5pt" fo:font-style="normal" fo:font-weight="normal" officeooo:paragraph-rsid="00439919"/>
    </style:style>
    <style:style style:name="P24" style:family="paragraph" style:parent-style-name="Heading_20_1">
      <style:paragraph-properties fo:break-before="page"/>
      <style:text-properties fo:color="#333333" style:font-name="open sans" fo:font-size="25.5pt" fo:font-weight="normal" officeooo:paragraph-rsid="00439919"/>
    </style:style>
    <style:style style:name="P25" style:family="paragraph" style:parent-style-name="Heading_20_2">
      <style:paragraph-properties fo:break-before="page"/>
      <style:text-properties fo:font-variant="normal" fo:text-transform="none" fo:color="#333333" style:font-name="open sans" fo:font-size="19.5pt" fo:font-style="normal" fo:font-weight="normal" officeooo:paragraph-rsid="00439919"/>
    </style:style>
    <style:style style:name="P26" style:family="paragraph" style:parent-style-name="Heading_20_2">
      <style:text-properties fo:font-variant="normal" fo:text-transform="none" fo:color="#333333" style:font-name="open sans" fo:font-size="19.5pt" fo:font-style="normal" fo:font-weight="normal" officeooo:paragraph-rsid="00439919"/>
    </style:style>
    <style:style style:name="P27" style:family="paragraph" style:parent-style-name="List_20_Heading">
      <style:paragraph-properties fo:margin-left="1cm" fo:margin-right="0cm" style:line-height-at-least="0.582cm" fo:text-indent="0cm" style:auto-text-indent="false"/>
      <style:text-properties officeooo:paragraph-rsid="00439919"/>
    </style:style>
    <style:style style:name="P28" style:family="paragraph" style:parent-style-name="List_20_Heading">
      <style:paragraph-properties fo:margin-left="1cm" fo:margin-right="0cm" fo:margin-top="0cm" fo:margin-bottom="0.499cm" style:contextual-spacing="false" style:line-height-at-least="0.582cm" fo:text-indent="0cm" style:auto-text-indent="false"/>
      <style:text-properties officeooo:paragraph-rsid="00439919"/>
    </style:style>
    <style:style style:name="P29" style:family="paragraph" style:parent-style-name="List_20_Contents">
      <style:paragraph-properties fo:margin-left="1cm" fo:margin-right="0cm" fo:margin-top="0.265cm" fo:margin-bottom="0.265cm" style:contextual-spacing="false" style:line-height-at-least="0.582cm" fo:text-indent="0cm" style:auto-text-indent="false"/>
      <style:text-properties officeooo:paragraph-rsid="00439919"/>
    </style:style>
    <style:style style:name="P30" style:family="paragraph" style:parent-style-name="List_20_Contents">
      <style:paragraph-properties fo:margin-left="1cm" fo:margin-right="0cm" fo:margin-top="0.265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officeooo:paragraph-rsid="00439919"/>
    </style:style>
    <style:style style:name="P31" style:family="paragraph" style:parent-style-name="Preformatted_20_Text">
      <style:paragraph-properties fo:margin-left="1cm" fo:margin-right="0cm" fo:margin-top="0.265cm" fo:margin-bottom="0.265cm" style:contextual-spacing="false" style:line-height-at-least="0.582cm" fo:text-indent="0cm" style:auto-text-indent="false" fo:padding-left="0.265cm" fo:padding-right="0.265cm" fo:padding-top="0.159cm" fo:padding-bottom="0.159cm" fo:border="0.06pt solid #dddddd"/>
      <style:text-properties officeooo:paragraph-rsid="00439919"/>
    </style:style>
    <style:style style:name="P32" style:family="paragraph" style:parent-style-name="List_20_Contents">
      <style:paragraph-properties fo:margin-left="2cm" fo:margin-right="0cm" style:line-height-at-least="0.582cm" fo:text-indent="0cm" style:auto-text-indent="false"/>
      <style:text-properties officeooo:paragraph-rsid="00439919"/>
    </style:style>
    <style:style style:name="P33" style:family="paragraph" style:parent-style-name="List_20_Contents">
      <style:paragraph-properties fo:margin-left="2cm" fo:margin-right="0cm" style:line-height-at-least="0.582cm" fo:text-indent="0cm" style:auto-text-indent="false"/>
      <style:text-properties fo:font-variant="normal" fo:text-transform="none" fo:color="#222222" style:font-name="Roboto" fo:font-size="10.5pt" fo:letter-spacing="normal" fo:font-style="normal" fo:font-weight="normal" officeooo:paragraph-rsid="00439919"/>
    </style:style>
    <style:style style:name="P34" style:family="paragraph" style:parent-style-name="List_20_Contents">
      <style:paragraph-properties fo:margin-left="2cm" fo:margin-right="0cm" fo:margin-top="0cm" fo:margin-bottom="0.499cm" style:contextual-spacing="false" style:line-height-at-least="0.582cm" fo:text-indent="0cm" style:auto-text-indent="false"/>
      <style:text-properties fo:font-variant="normal" fo:text-transform="none" fo:color="#222222" style:font-name="Roboto" fo:font-size="10.5pt" fo:letter-spacing="normal" fo:font-style="normal" fo:font-weight="normal" officeooo:paragraph-rsid="00439919"/>
    </style:style>
    <style:style style:name="P35" style:family="paragraph" style:parent-style-name="List_20_Contents">
      <style:paragraph-properties fo:margin-left="2cm" fo:margin-right="0cm" fo:margin-top="0.265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officeooo:paragraph-rsid="00439919"/>
    </style:style>
    <style:style style:name="P36" style:family="paragraph" style:parent-style-name="List_20_Contents">
      <style:paragraph-properties fo:margin-left="2cm" fo:margin-right="0cm" fo:margin-top="0.265cm" fo:margin-bottom="0.265cm" style:contextual-spacing="false" style:line-height-at-least="0.582cm" fo:text-indent="0cm" style:auto-text-indent="false"/>
      <style:text-properties officeooo:paragraph-rsid="00439919"/>
    </style:style>
    <style:style style:name="P37" style:family="paragraph" style:parent-style-name="Heading_20_3">
      <style:text-properties fo:font-variant="normal" fo:text-transform="none" fo:color="#333333" style:font-name="open sans" fo:font-size="15.75pt" fo:letter-spacing="normal" fo:font-style="normal" fo:font-weight="normal" officeooo:paragraph-rsid="00439919"/>
    </style:style>
    <style:style style:name="P38" style:family="paragraph" style:parent-style-name="Preformatted_20_Text">
      <style:paragraph-properties fo:margin-top="0.265cm" fo:margin-bottom="0.265cm" style:contextual-spacing="false" fo:padding-left="0.265cm" fo:padding-right="0.265cm" fo:padding-top="0.159cm" fo:padding-bottom="0.159cm" fo:border="0.06pt solid #dddddd"/>
      <style:text-properties officeooo:paragraph-rsid="00439919"/>
    </style:style>
    <style:style style:name="P39" style:family="paragraph" style:parent-style-name="Preformatted_20_Text">
      <style:paragraph-properties fo:margin-top="0.199cm" fo:margin-bottom="0.199cm" style:contextual-spacing="false" fo:padding-left="0.265cm" fo:padding-right="0.265cm" fo:padding-top="0.159cm" fo:padding-bottom="0.159cm" fo:border="0.06pt solid #dddddd"/>
      <style:text-properties officeooo:paragraph-rsid="00439919"/>
    </style:style>
    <style:style style:name="P40" style:family="paragraph" style:parent-style-name="Preformatted_20_Text">
      <style:paragraph-properties fo:margin-top="0cm" fo:margin-bottom="0cm" style:contextual-spacing="false" fo:padding="0.049cm" fo:border="0.06pt solid #000000" style:shadow="none"/>
      <style:text-properties officeooo:paragraph-rsid="00439919"/>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Heading_20_2">
      <style:paragraph-properties fo:margin-left="0cm" fo:margin-right="0cm" fo:margin-top="0.688cm" fo:margin-bottom="0.529cm" style:contextual-spacing="false" fo:text-indent="0cm" style:auto-text-indent="false"/>
      <style:text-properties fo:font-variant="normal" fo:text-transform="none" fo:color="#333333" style:font-name="open sans" fo:font-size="19.5pt" fo:font-style="normal" fo:font-weight="normal" officeooo:paragraph-rsid="00439919"/>
    </style:style>
    <style:style style:name="P45" style:family="paragraph" style:parent-style-name="List_20_Contents" style:list-style-name="L3">
      <style:paragraph-properties fo:margin-left="2cm" fo:margin-right="0.265cm" fo:margin-top="0.265cm" fo:margin-bottom="0.265cm" style:contextual-spacing="false" style:line-height-at-least="0.582cm" fo:text-indent="0cm" style:auto-text-indent="false" fo:padding="0cm" fo:border="none"/>
      <style:text-properties officeooo:paragraph-rsid="00439919"/>
    </style:style>
    <style:style style:name="P46" style:family="paragraph" style:parent-style-name="List_20_Contents" style:list-style-name="L3">
      <style:paragraph-properties fo:margin-left="2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439919"/>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Text_20_body">
      <style:paragraph-properties fo:margin-left="0.199cm" fo:margin-right="0.199cm" fo:margin-top="0.199cm" fo:margin-bottom="0.25cm" style:contextual-spacing="false" fo:text-align="center" style:justify-single-word="false" fo:text-indent="0cm" style:auto-text-indent="false" fo:background-color="transparent" fo:padding="0cm" fo:border="none" style:shadow="none">
        <style:background-image xlink:href="Pictures/100000000000059B000000C6AD4569BA.png" xlink:type="simple" xlink:actuate="onLoad" style:position="center center" style:repeat="no-repeat"/>
      </style:paragraph-properties>
      <style:text-properties fo:font-variant="normal" fo:text-transform="none" fo:color="#ffffff" style:font-name="open sans" fo:font-size="24pt" fo:font-style="normal" fo:font-weight="normal" officeooo:rsid="003f26af" officeooo:paragraph-rsid="003f26af" style:font-size-asian="24pt" style:font-size-complex="24pt"/>
    </style:style>
    <style:style style:name="P49" style:family="paragraph" style:parent-style-name="Text_20_body">
      <style:paragraph-properties>
        <style:tab-stops>
          <style:tab-stop style:position="16.501cm" style:type="right" style:leader-style="dotted" style:leader-text="."/>
        </style:tab-stops>
      </style:paragraph-properties>
      <style:text-properties fo:font-variant="normal" fo:text-transform="none" fo:color="#333333" style:font-name="open sans" fo:font-size="25.5pt" fo:font-style="normal" fo:font-weight="normal" officeooo:paragraph-rsid="0043f68d"/>
    </style:style>
    <style:style style:name="P50" style:family="paragraph" style:parent-style-name="Text_20_body" style:list-style-name="L1">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439919"/>
    </style:style>
    <style:style style:name="P51" style:family="paragraph" style:parent-style-name="Text_20_body" style:list-style-name="L2">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439919"/>
    </style:style>
    <style:style style:name="P52" style:family="paragraph" style:parent-style-name="Text_20_body" style:list-style-name="L1">
      <style:paragraph-properties fo:margin-left="0cm" fo:margin-right="0.265cm" fo:margin-top="0.265cm" fo:margin-bottom="0.265cm" style:contextual-spacing="false" style:line-height-at-least="0.582cm" fo:text-indent="0cm" style:auto-text-indent="false" fo:padding="0cm" fo:border="none"/>
      <style:text-properties officeooo:paragraph-rsid="00439919"/>
    </style:style>
    <style:style style:name="P53" style:family="paragraph" style:parent-style-name="Text_20_body" style:list-style-name="L2">
      <style:paragraph-properties fo:margin-left="0cm" fo:margin-right="0.265cm" fo:margin-top="0.265cm" fo:margin-bottom="0.265cm" style:contextual-spacing="false" style:line-height-at-least="0.582cm" fo:text-indent="0cm" style:auto-text-indent="false" fo:padding="0cm" fo:border="none"/>
      <style:text-properties officeooo:paragraph-rsid="00439919"/>
    </style:style>
    <style:style style:name="P54" style:family="paragraph" style:parent-style-name="Preformatted_20_Text" style:list-style-name="L2">
      <style:paragraph-properties fo:margin-left="0cm" fo:margin-right="0.265cm" fo:margin-top="0.265cm" fo:margin-bottom="0.265cm" style:contextual-spacing="false" style:line-height-at-least="0.582cm" fo:text-indent="0cm" style:auto-text-indent="false" fo:padding-left="0.265cm" fo:padding-right="0.265cm" fo:padding-top="0.159cm" fo:padding-bottom="0.159cm" fo:border="0.06pt solid #dddddd"/>
      <style:text-properties officeooo:paragraph-rsid="00439919"/>
    </style:style>
    <style:style style:name="T1" style:family="text">
      <style:text-properties fo:font-variant="normal" fo:text-transform="none" fo:color="#222222" style:font-name="Roboto" fo:font-size="10.5pt" fo:letter-spacing="normal" fo:font-style="normal" fo:font-weight="normal"/>
    </style:style>
    <style:style style:name="T2" style:family="text">
      <style:text-properties fo:font-variant="normal" fo:text-transform="none" fo:color="#222222" style:font-name="Roboto" fo:font-size="10.5pt" fo:letter-spacing="normal" fo:font-style="italic" fo:font-weight="normal"/>
    </style:style>
    <style:style style:name="T3" style:family="text">
      <style:text-properties fo:font-variant="normal" fo:text-transform="none" fo:color="#222222" fo:letter-spacing="normal"/>
    </style:style>
    <style:style style:name="T4" style:family="text">
      <style:text-properties fo:font-variant="normal" fo:text-transform="none" fo:color="#4285f4" style:text-line-through-style="none" style:text-line-through-type="none" style:font-name="Roboto" fo:font-size="10.5pt" fo:letter-spacing="normal" fo:font-style="normal" style:text-underline-style="none" fo:font-weight="normal" style:text-blinking="false"/>
    </style:style>
    <style:style style:name="T5" style:family="text">
      <style:text-properties fo:font-variant="normal" fo:text-transform="none" fo:color="#4285f4" style:text-line-through-style="none" style:text-line-through-type="none" style:font-name="Droid Sans Mono" fo:font-size="10.5pt" fo:letter-spacing="normal" fo:font-style="normal" style:text-underline-style="none" fo:font-weight="normal" style:text-blinking="false"/>
    </style:style>
    <style:style style:name="T6" style:family="text">
      <style:text-properties fo:font-variant="normal" fo:text-transform="none" fo:color="#007000" style:font-name="Droid Sans Mono" fo:font-size="10.5pt" fo:letter-spacing="normal" fo:font-style="normal" fo:font-weight="normal"/>
    </style:style>
    <style:style style:name="T7" style:family="text">
      <style:text-properties fo:font-variant="normal" fo:text-transform="none" fo:color="#000000" style:font-name="Droid Sans Mono" fo:font-size="9.75pt" fo:letter-spacing="normal" fo:font-style="normal" fo:font-weight="normal"/>
    </style:style>
    <style:style style:name="T8" style:family="text">
      <style:text-properties fo:font-variant="normal" fo:text-transform="none" fo:color="#000000" style:font-name="Droid Sans Mono" fo:font-size="9.75pt" fo:letter-spacing="normal" fo:font-style="normal" fo:font-weight="normal" style:font-size-asian="10pt" style:font-size-complex="10pt"/>
    </style:style>
    <style:style style:name="T9" style:family="text">
      <style:text-properties fo:font-variant="normal" fo:text-transform="none" fo:color="#000000" fo:letter-spacing="normal"/>
    </style:style>
    <style:style style:name="T10" style:family="text">
      <style:text-properties fo:font-variant="normal" fo:text-transform="none" fo:color="#666600" style:font-name="Droid Sans Mono" fo:font-size="9.75pt" fo:letter-spacing="normal" fo:font-style="normal" fo:font-weight="normal"/>
    </style:style>
    <style:style style:name="T11" style:family="text">
      <style:text-properties fo:font-variant="normal" fo:text-transform="none" fo:color="#006666" style:font-name="Droid Sans Mono" fo:font-size="9.75pt" fo:letter-spacing="normal" fo:font-style="normal" fo:font-weight="normal"/>
    </style:style>
    <style:style style:name="T12" style:family="text">
      <style:text-properties fo:font-variant="normal" fo:text-transform="none" fo:color="#008800" style:font-name="Droid Sans Mono" fo:font-size="9.75pt" fo:letter-spacing="normal" fo:font-style="normal" fo:font-weight="normal"/>
    </style:style>
    <style:style style:name="T13" style:family="text">
      <style:text-properties fo:font-variant="normal" fo:text-transform="none" fo:color="#000088" style:font-name="Droid Sans Mono" fo:font-size="9.75pt" fo:letter-spacing="normal" fo:font-style="normal" fo:font-weight="normal"/>
    </style:style>
    <style:style style:name="T14" style:family="text">
      <style:text-properties fo:font-variant="normal" fo:text-transform="none" fo:color="#880000" style:font-name="Droid Sans Mono" fo:font-size="9.75pt" fo:letter-spacing="normal" fo:font-style="normal" fo:font-weight="normal"/>
    </style:style>
    <style:style style:name="T15" style:family="text">
      <style:text-properties fo:font-variant="normal" fo:text-transform="none" fo:color="#333333" style:font-name="open sans" fo:font-size="19.5pt" fo:font-style="normal" fo:font-weight="normal"/>
    </style:style>
    <style:style style:name="T16" style:family="text">
      <style:text-properties fo:font-variant="normal" fo:text-transform="none" fo:color="#333333" style:font-name="open sans" fo:font-size="15.75pt" fo:letter-spacing="normal" fo:font-style="normal" fo:font-weight="normal"/>
    </style:style>
    <style:style style:name="T17" style:family="text">
      <style:text-properties fo:font-variant="normal" fo:text-transform="none" fo:color="#333333" style:font-name="Droid Sans Mono" fo:font-size="15.75pt" fo:letter-spacing="normal" fo:font-style="normal" fo:font-weight="normal"/>
    </style:style>
    <style:style style:name="T18" style:family="text">
      <style:text-properties fo:font-variant="normal" fo:text-transform="none" fo:color="#333333" style:font-name="Droid Sans Mono" fo:font-size="10.5pt" fo:letter-spacing="normal" fo:font-style="normal" fo:font-weight="bold"/>
    </style:style>
    <style:style style:name="T19" style:family="text">
      <style:text-properties fo:font-variant="normal" fo:text-transform="none" fo:color="#660066" style:font-name="Droid Sans Mono" fo:font-size="9.75pt" fo:letter-spacing="normal" fo:font-style="normal" fo:font-weight="normal"/>
    </style:style>
    <style:style style:name="T20" style:family="text">
      <style:text-properties fo:font-style="italic"/>
    </style:style>
    <style:style style:name="T21" style:family="text">
      <style:text-properties fo:font-weight="bold"/>
    </style:style>
    <style:style style:name="T22" style:family="text">
      <style:text-properties officeooo:rsid="00439919"/>
    </style:style>
    <style:style style:name="T23" style:family="text">
      <style:text-properties fo:color="#777777" style:font-name="Roboto" fo:font-size="10.5pt" fo:letter-spacing="normal" fo:font-style="italic"/>
    </style:style>
    <style:style style:name="T24" style:family="text">
      <style:text-properties fo:color="#777777" style:font-name="Roboto" fo:font-size="10.5pt" fo:letter-spacing="normal" fo:font-style="italic" officeooo:rsid="0023ddc6"/>
    </style:style>
    <style:style style:name="T25" style:family="text">
      <style:text-properties fo:color="#4285f4" style:text-line-through-style="none" style:text-line-through-type="none" style:font-name="Roboto" fo:font-size="10.5pt" fo:letter-spacing="normal" fo:font-style="italic" style:text-underline-style="none" style:text-blinking="false"/>
    </style:style>
    <style:style style:name="T26" style:family="text">
      <style:text-properties fo:color="#4285f4" style:text-line-through-style="none" style:text-line-through-type="none" style:font-name="Roboto" fo:font-size="10.5pt" fo:letter-spacing="normal" fo:font-style="italic" style:text-underline-style="none" officeooo:rsid="0023ddc6" style:text-blinking="false"/>
    </style:style>
    <style:style style:name="T27" style:family="text">
      <style:text-properties officeooo:rsid="0044ce8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9" text:anchor-type="page" text:anchor-page-number="1" svg:x="4.918cm" svg:y="3.228cm" svg:width="10.583cm" svg:height="5.741cm" draw:z-index="22">
        <draw:image xlink:href="https://lh3.googleusercontent.com/TwNXlBxQ-5KqjrzuN6KgiCfGHFolQR8Akka6kYVIgkFogyP9v7Jhug9uOntDxIAPr1L40xz0K3ZfZoFSmUFXRn7pSqgKV8iYAqJ4jhes0HrtvEb3RJN4FZkG9ceuWDqYCI1T" xlink:type="simple" xlink:show="embed" xlink:actuate="onLoad"/>
      </draw:frame>
      <text:p text:style-name="P5"/>
      <text:p text:style-name="P5"/>
      <text:p text:style-name="P5"/>
      <text:p text:style-name="P5"><text:bookmark text:name="docs-internal-guid-d924d5e3-85ff-1010-a3f4-a83611e42ced"/></text:p>
      <text:p text:style-name="P2"/>
      <text:p text:style-name="P2"/>
      <text:p text:style-name="P21"><text:s/>GOOGLE APP ENGINE</text:p>
      <text:p text:style-name="P48">CHAPTER 10</text:p>
      <text:p text:style-name="P22">PHP: <text:span text:style-name="T27">TOOLS</text:span></text:p>
      <text:table-of-content text:style-name="Sect1" text:name="Índice de contenido1">
        <text:table-of-content-source text:outline-level="3"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41"><text:a xlink:type="simple" xlink:href="#__RefHeading__53904_1285831385" text:style-name="Index_20_Link" text:visited-style-name="Index_20_Link">The PHP Development Server<text:tab/>3</text:a></text:p>
          <text:p text:style-name="P42"><text:a xlink:type="simple" xlink:href="#__RefHeading__53906_1285831385" text:style-name="Index_20_Link" text:visited-style-name="Index_20_Link">Running your own PHP interpreter in the Development Server<text:tab/>3</text:a></text:p>
          <text:p text:style-name="P43"><text:a xlink:type="simple" xlink:href="#__RefHeading__53908_1285831385" text:style-name="Index_20_Link" text:visited-style-name="Index_20_Link">Building a custom interpreter on Mac OS X using MacPorts<text:tab/>4</text:a></text:p>
          <text:p text:style-name="P42"><text:a xlink:type="simple" xlink:href="#__RefHeading__53910_1285831385" text:style-name="Index_20_Link" text:visited-style-name="Index_20_Link">Application IDs in the development web server<text:tab/>4</text:a></text:p>
          <text:p text:style-name="P42"><text:a xlink:type="simple" xlink:href="#__RefHeading__53912_1285831385" text:style-name="Index_20_Link" text:visited-style-name="Index_20_Link">Storing data in the development web server<text:tab/>5</text:a></text:p>
          <text:p text:style-name="P42"><text:a xlink:type="simple" xlink:href="#__RefHeading__53914_1285831385" text:style-name="Index_20_Link" text:visited-style-name="Index_20_Link">The Users service in the development web server<text:tab/>5</text:a></text:p>
          <text:p text:style-name="P42"><text:a xlink:type="simple" xlink:href="#__RefHeading__53916_1285831385" text:style-name="Index_20_Link" text:visited-style-name="Index_20_Link">Local debugging with XDebug<text:tab/>6</text:a></text:p>
          <text:p text:style-name="P42"><text:a xlink:type="simple" xlink:href="#__RefHeading__53918_1285831385" text:style-name="Index_20_Link" text:visited-style-name="Index_20_Link">The Development Console<text:tab/>6</text:a></text:p>
          <text:p text:style-name="P42"><text:a xlink:type="simple" xlink:href="#__RefHeading__53920_1285831385" text:style-name="Index_20_Link" text:visited-style-name="Index_20_Link">Command-line arguments<text:tab/>7</text:a></text:p>
          <text:p text:style-name="P43"><text:a xlink:type="simple" xlink:href="#__RefHeading__53922_1285831385" text:style-name="Index_20_Link" text:visited-style-name="Index_20_Link">--auto_id_policy=...<text:tab/>7</text:a></text:p>
          <text:p text:style-name="P43"><text:a xlink:type="simple" xlink:href="#__RefHeading__53924_1285831385" text:style-name="Index_20_Link" text:visited-style-name="Index_20_Link">--admin_host=ADMIN_HOST<text:tab/>7</text:a></text:p>
          <text:p text:style-name="P43"><text:a xlink:type="simple" xlink:href="#__RefHeading__53926_1285831385" text:style-name="Index_20_Link" text:visited-style-name="Index_20_Link">--admin_port=ADMIN_PORT<text:tab/>7</text:a></text:p>
          <text:p text:style-name="P43"><text:a xlink:type="simple" xlink:href="#__RefHeading__53928_1285831385" text:style-name="Index_20_Link" text:visited-style-name="Index_20_Link">--clear_datastore=yes|no<text:tab/>7</text:a></text:p>
          <text:p text:style-name="P43"><text:a xlink:type="simple" xlink:href="#__RefHeading__53930_1285831385" text:style-name="Index_20_Link" text:visited-style-name="Index_20_Link">--datastore_path=...<text:tab/>7</text:a></text:p>
          <text:p text:style-name="P43"><text:a xlink:type="simple" xlink:href="#__RefHeading__53932_1285831385" text:style-name="Index_20_Link" text:visited-style-name="Index_20_Link">--enable_sendmail<text:tab/>7</text:a></text:p>
          <text:p text:style-name="P43"><text:a xlink:type="simple" xlink:href="#__RefHeading__53934_1285831385" text:style-name="Index_20_Link" text:visited-style-name="Index_20_Link">--help<text:tab/>8</text:a></text:p>
          <text:p text:style-name="P43"><text:a xlink:type="simple" xlink:href="#__RefHeading__53936_1285831385" text:style-name="Index_20_Link" text:visited-style-name="Index_20_Link">--host=...<text:tab/>8</text:a></text:p>
          <text:p text:style-name="P43"><text:a xlink:type="simple" xlink:href="#__RefHeading__53938_1285831385" text:style-name="Index_20_Link" text:visited-style-name="Index_20_Link">--log_level=...<text:tab/>8</text:a></text:p>
          <text:p text:style-name="P43"><text:a xlink:type="simple" xlink:href="#__RefHeading__53940_1285831385" text:style-name="Index_20_Link" text:visited-style-name="Index_20_Link">--port=...<text:tab/>8</text:a></text:p>
          <text:p text:style-name="P43"><text:a xlink:type="simple" xlink:href="#__RefHeading__53942_1285831385" text:style-name="Index_20_Link" text:visited-style-name="Index_20_Link">--logs_path=LOGS_FILE<text:tab/>8</text:a></text:p>
          <text:p text:style-name="P43"><text:a xlink:type="simple" xlink:href="#__RefHeading__53944_1285831385" text:style-name="Index_20_Link" text:visited-style-name="Index_20_Link">--require_indexes=yes|no<text:tab/>8</text:a></text:p>
          <text:p text:style-name="P43"><text:a xlink:type="simple" xlink:href="#__RefHeading__53946_1285831385" text:style-name="Index_20_Link" text:visited-style-name="Index_20_Link">--smtp_host=...<text:tab/>9</text:a></text:p>
          <text:p text:style-name="P43"><text:a xlink:type="simple" xlink:href="#__RefHeading__53948_1285831385" text:style-name="Index_20_Link" text:visited-style-name="Index_20_Link">--smtp_port=...<text:tab/>9</text:a></text:p>
          <text:p text:style-name="P43"><text:a xlink:type="simple" xlink:href="#__RefHeading__53950_1285831385" text:style-name="Index_20_Link" text:visited-style-name="Index_20_Link">--smtp_user=...<text:tab/>9</text:a></text:p>
          <text:p text:style-name="P43"><text:a xlink:type="simple" xlink:href="#__RefHeading__53952_1285831385" text:style-name="Index_20_Link" text:visited-style-name="Index_20_Link">--smtp_password=...<text:tab/>9</text:a></text:p>
          <text:p text:style-name="P43"><text:soft-page-break/><text:a xlink:type="simple" xlink:href="#__RefHeading__53954_1285831385" text:style-name="Index_20_Link" text:visited-style-name="Index_20_Link">--storage_path=...<text:tab/>9</text:a></text:p>
          <text:p text:style-name="P43"><text:a xlink:type="simple" xlink:href="#__RefHeading__53956_1285831385" text:style-name="Index_20_Link" text:visited-style-name="Index_20_Link">--php_executable_path=...<text:tab/>9</text:a></text:p>
          <text:p text:style-name="P43"><text:a xlink:type="simple" xlink:href="#__RefHeading__53958_1285831385" text:style-name="Index_20_Link" text:visited-style-name="Index_20_Link">--php_remote_debugging=yes|no<text:tab/>9</text:a></text:p>
          <text:p text:style-name="P41"><text:a xlink:type="simple" xlink:href="#__RefHeading__53960_1285831385" text:style-name="Index_20_Link" text:visited-style-name="Index_20_Link">Uploading, Downloading, and Managing a PHP App<text:tab/>10</text:a></text:p>
          <text:p text:style-name="P42"><text:a xlink:type="simple" xlink:href="#__RefHeading__53962_1285831385" text:style-name="Index_20_Link" text:visited-style-name="Index_20_Link">Uploading the app<text:tab/>10</text:a></text:p>
          <text:p text:style-name="P42"><text:a xlink:type="simple" xlink:href="#__RefHeading__53964_1285831385" text:style-name="Index_20_Link" text:visited-style-name="Index_20_Link">Updating Task Queue configuration<text:tab/>11</text:a></text:p>
          <text:p text:style-name="P42"><text:a xlink:type="simple" xlink:href="#__RefHeading__53966_1285831385" text:style-name="Index_20_Link" text:visited-style-name="Index_20_Link">Updating the DoS protection configuration<text:tab/>11</text:a></text:p>
          <text:p text:style-name="P42"><text:a xlink:type="simple" xlink:href="#__RefHeading__53968_1285831385" text:style-name="Index_20_Link" text:visited-style-name="Index_20_Link">Managing scheduled tasks<text:tab/>11</text:a></text:p>
          <text:p text:style-name="P42"><text:a xlink:type="simple" xlink:href="#__RefHeading__53970_1285831385" text:style-name="Index_20_Link" text:visited-style-name="Index_20_Link">Downloading source code<text:tab/>12</text:a></text:p>
          <text:p text:style-name="P42"><text:a xlink:type="simple" xlink:href="#__RefHeading__53972_1285831385" text:style-name="Index_20_Link" text:visited-style-name="Index_20_Link">Downloading logs<text:tab/>13</text:a></text:p>
          <text:p text:style-name="P42"><text:a xlink:type="simple" xlink:href="#__RefHeading__53974_1285831385" text:style-name="Index_20_Link" text:visited-style-name="Index_20_Link">Using an HTTP proxy<text:tab/>14</text:a></text:p>
          <text:p text:style-name="P42"><text:a xlink:type="simple" xlink:href="#__RefHeading__53976_1285831385" text:style-name="Index_20_Link" text:visited-style-name="Index_20_Link">Password-less Login with OAuth2<text:tab/>14</text:a></text:p>
          <text:p text:style-name="P42"><text:a xlink:type="simple" xlink:href="#__RefHeading__53978_1285831385" text:style-name="Index_20_Link" text:visited-style-name="Index_20_Link">Command-line arguments<text:tab/>15</text:a></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pan text:style-name="T24">Información extraida de la documentación oficial de GOOGLE APP ENGINE, recopilada en PDF para su mejor distribucción. </text:span><text:span text:style-name="T23">A menos que se indique lo contrario, el contenido de esta página tiene la </text:span><text:a xlink:type="simple" xlink:href="http://creativecommons.org/licenses/by/3.0/"><text:span text:style-name="T25">Licencia de Creative Commons Atribución 3.0</text:span></text:a><text:span text:style-name="T23">, y las muestras de código tienen la </text:span><text:a xlink:type="simple" xlink:href="http://www.apache.org/licenses/LICENSE-2.0"><text:span text:style-name="T25">Licencia Apache 2.0</text:span></text:a><text:span text:style-name="T23">. Para obtener más información, consulta las </text:span><text:a xlink:type="simple" xlink:href="https://cloud.google.com/site-policies"><text:span text:style-name="T26">Políticas de Google App Engine</text:span></text:a><text:span text:style-name="T23">.</text:span></text:p>
        </text:index-body>
      </text:table-of-content>
      <text:h text:style-name="P24" text:outline-level="1"><text:bookmark-start text:name="__RefHeading__53904_1285831385"/>The PHP Development Server<text:bookmark-end text:name="__RefHeading__53904_1285831385"/></text:h>
      <text:p text:style-name="P9"><text:span text:style-name="T1">The </text:span><text:a xlink:type="simple" xlink:href="https://cloud.google.com/appengine/downloads#Google_App_Engine_SDK_for_PHP"><text:span text:style-name="T4">App Engine PHP SDK</text:span></text:a><text:span text:style-name="T1"> includes a web server application you can run on your computer that simulates your application running in the App Engine PHP runtime environment. The simulated environment enforces some sandbox restrictions, such as restricted system functions and PHP module imports, but not others, like request time-outs or quotas. The server also simulates the services by performing their tasks locally.</text:span></text:p>
      <text:h text:style-name="P14" text:outline-level="2"><text:bookmark-start text:name="__RefHeading__53906_1285831385"/><text:bookmark text:name="PHP_Running_a_custom_php_install"/>Running your own PHP interpreter in the Development Server<text:bookmark-end text:name="__RefHeading__53906_1285831385"/></text:h>
      <text:p text:style-name="P12"><text:span text:style-name="T1">The Mac OS X and Windows PHP SDKs include binaries for the PHP 5.4 runtime so there is usually no need to install PHP separately for the purposes of developing with App Engine. However, the local development environment that is installed with the SDK is missing the </text:span><text:a xlink:type="simple" xlink:href="https://cloud.google.com/appengine/docs/php/#PHP_Enabled_extensions"><text:span text:style-name="T4">enabled extensions</text:span></text:a><text:span text:style-name="T1"> mcrypt and gd, so if you want to simulate their use in your local development environment, you may wish to install your own PHP php-cgi interpreter.</text:span></text:p>
      <text:p text:style-name="P9"><text:span text:style-name="T1">When running the Development Server from the command line, you can specify that your custom version of the PHP execuable be used with the </text:span><text:span text:style-name="Source_20_Text"><text:span text:style-name="T6">--php_executable</text:span></text:span><text:span text:style-name="T1"> flag, eg.</text:span></text:p>
      <text:p text:style-name="P40"><text:span text:style-name="Source_20_Text"><text:span text:style-name="T8">google_appengine/dev_appserver.py --php_executable_path=/opt/local/bin/php-cgi54 path/to/your/app</text:span></text:span></text:p>
      <text:p text:style-name="P4"><text:span text:style-name="Source_20_Text"><text:span text:style-name="T8"/></text:span></text:p>
      <text:h text:style-name="P37" text:outline-level="3"><text:bookmark-start text:name="__RefHeading__53908_1285831385"/><text:bookmark text:name="building_a_custom_interpreter_on_mac_os_x_using_macports"/>Building a custom interpreter on Mac OS X using MacPorts<text:bookmark-end text:name="__RefHeading__53908_1285831385"/></text:h>
      <text:p text:style-name="P4"><text:line-break/><text:span text:style-name="T1">On Mac OS X, you can install a custom PHP interpeter with gd and mycrypt using </text:span><text:a xlink:type="simple" xlink:href="http://www.macports.org/"><text:span text:style-name="T4">MacPorts</text:span></text:a><text:span text:style-name="T1">. If you don't already have MacPorts installed, you should follow the </text:span><text:a xlink:type="simple" xlink:href="http://www.macports.org/install.php"><text:span text:style-name="T4">installation instructions</text:span></text:a><text:span text:style-name="T1"> (including the installation of Xcode).</text:span></text:p>
      <text:p text:style-name="P7">Once MacPorts is installed, you can install PHP 5.4 with the following command. (Note: This example also demonstrates how to install mcrypt along with PHP 5.4):</text:p>
      <text:p text:style-name="P10"><text:span text:style-name="Source_20_Text"><text:span text:style-name="T7">sudo </text:span></text:span><text:span text:style-name="Source_20_Text"><text:span text:style-name="T10">/</text:span></text:span><text:span text:style-name="Source_20_Text"><text:span text:style-name="T7">opt</text:span></text:span><text:span text:style-name="Source_20_Text"><text:span text:style-name="T10">/</text:span></text:span><text:span text:style-name="Source_20_Text"><text:span text:style-name="T13">local</text:span></text:span><text:span text:style-name="Source_20_Text"><text:span text:style-name="T10">/</text:span></text:span><text:span text:style-name="Source_20_Text"><text:span text:style-name="T7">bin</text:span></text:span><text:span text:style-name="Source_20_Text"><text:span text:style-name="T10">/</text:span></text:span><text:span text:style-name="Source_20_Text"><text:span text:style-name="T7">port install php54</text:span></text:span><text:span text:style-name="Source_20_Text"><text:span text:style-name="T10">-</text:span></text:span><text:span text:style-name="Source_20_Text"><text:span text:style-name="T7">cgi php54</text:span></text:span><text:span text:style-name="Source_20_Text"><text:span text:style-name="T10">-</text:span></text:span><text:span text:style-name="Source_20_Text"><text:span text:style-name="T7">APC php54</text:span></text:span><text:span text:style-name="Source_20_Text"><text:span text:style-name="T10">-</text:span></text:span><text:span text:style-name="Source_20_Text"><text:span text:style-name="T7">calendar </text:span></text:span><text:span text:style-name="Source_20_Text"><text:span text:style-name="T10">\</text:span></text:span></text:p>
      <text:p text:style-name="P38"><text:span text:style-name="Source_20_Text"><text:span text:style-name="T7">php54</text:span></text:span><text:span text:style-name="Source_20_Text"><text:span text:style-name="T10">-</text:span></text:span><text:span text:style-name="Source_20_Text"><text:span text:style-name="T7">exif php54</text:span></text:span><text:span text:style-name="Source_20_Text"><text:span text:style-name="T10">-</text:span></text:span><text:span text:style-name="Source_20_Text"><text:span text:style-name="T7">gd php54</text:span></text:span><text:span text:style-name="Source_20_Text"><text:span text:style-name="T10">-</text:span></text:span><text:span text:style-name="Source_20_Text"><text:span text:style-name="T7">mysql php54</text:span></text:span><text:span text:style-name="Source_20_Text"><text:span text:style-name="T10">-</text:span></text:span><text:span text:style-name="Source_20_Text"><text:span text:style-name="T7">oauth php54</text:span></text:span><text:span text:style-name="Source_20_Text"><text:span text:style-name="T10">-</text:span></text:span><text:span text:style-name="Source_20_Text"><text:span text:style-name="T7">openssl php54</text:span></text:span><text:span text:style-name="Source_20_Text"><text:span text:style-name="T10">-</text:span></text:span><text:span text:style-name="Source_20_Text"><text:span text:style-name="T7">soap </text:span></text:span><text:span text:style-name="Source_20_Text"><text:span text:style-name="T10">\</text:span></text:span></text:p>
      <text:p text:style-name="P38"><text:span text:style-name="Source_20_Text"><text:span text:style-name="T7">php54</text:span></text:span><text:span text:style-name="Source_20_Text"><text:span text:style-name="T10">-</text:span></text:span><text:span text:style-name="Source_20_Text"><text:span text:style-name="T7">xdebug php54</text:span></text:span><text:span text:style-name="Source_20_Text"><text:span text:style-name="T10">-</text:span></text:span><text:span text:style-name="Source_20_Text"><text:span text:style-name="T7">xsl php54</text:span></text:span><text:span text:style-name="Source_20_Text"><text:span text:style-name="T10">-</text:span></text:span><text:span text:style-name="Source_20_Text"><text:span text:style-name="T7">mcrypt</text:span></text:span></text:p>
      <text:p text:style-name="P9"><text:span text:style-name="T1">After installation, the </text:span><text:span text:style-name="Source_20_Text"><text:span text:style-name="T6">php-cgi</text:span></text:span><text:span text:style-name="T1"> (the binary used by the PHP SDK) can be found at </text:span><text:span text:style-name="Source_20_Text"><text:span text:style-name="T6">/opt/local/bin/php-cgi54</text:span></text:span><text:span text:style-name="T1">.</text:span></text:p>
      <text:p text:style-name="P4"><text:line-break/><text:bookmark text:name="PHP_Running_the_development_web_server"/><text:soft-page-break/><text:span text:style-name="T15">Running the development web server</text:span></text:p>
      <text:p text:style-name="P12"><text:span text:style-name="T1">Once you have a directory for your application and an </text:span><text:a xlink:type="simple" xlink:href="https://cloud.google.com/appengine/docs/php/config/appconfig"><text:span text:style-name="T4">app.yaml</text:span></text:a><text:span text:style-name="T1"> configuration file, you can start the development web server with the </text:span><text:span text:style-name="Source_20_Text"><text:span text:style-name="T6">dev_appserver.py</text:span></text:span><text:span text:style-name="T1"> command:</text:span></text:p>
      <text:p text:style-name="P10"><text:span text:style-name="Source_20_Text"><text:span text:style-name="T7">google_appengine</text:span></text:span><text:span text:style-name="Source_20_Text"><text:span text:style-name="T10">/</text:span></text:span><text:span text:style-name="Source_20_Text"><text:span text:style-name="T7">dev_appserver</text:span></text:span><text:span text:style-name="Source_20_Text"><text:span text:style-name="T10">.</text:span></text:span><text:span text:style-name="Source_20_Text"><text:span text:style-name="T7">py path</text:span></text:span><text:span text:style-name="Source_20_Text"><text:span text:style-name="T10">-</text:span></text:span><text:span text:style-name="Source_20_Text"><text:span text:style-name="T7">to</text:span></text:span><text:span text:style-name="Source_20_Text"><text:span text:style-name="T10">-</text:span></text:span><text:span text:style-name="Source_20_Text"><text:span text:style-name="T7">your</text:span></text:span><text:span text:style-name="Source_20_Text"><text:span text:style-name="T10">-</text:span></text:span><text:span text:style-name="Source_20_Text"><text:span text:style-name="T7">app</text:span></text:span></text:p>
      <text:p text:style-name="P9"><text:span text:style-name="T1">The web server listens on port 8080 by default. You can visit the application at this URL: </text:span><text:a xlink:type="simple" xlink:href="http://localhost:8080/"><text:span text:style-name="T4">http://localhost:8080/</text:span></text:a><text:span text:style-name="T1">.</text:span></text:p>
      <text:p text:style-name="P9"><text:span text:style-name="T1">To change which port the web server uses, use the </text:span><text:span text:style-name="Source_20_Text"><text:span text:style-name="T6">--port</text:span></text:span><text:span text:style-name="T1"> option:</text:span></text:p>
      <text:p text:style-name="P10"><text:span text:style-name="Source_20_Text"><text:span text:style-name="T7">google_appengine</text:span></text:span><text:span text:style-name="Source_20_Text"><text:span text:style-name="T10">/</text:span></text:span><text:span text:style-name="Source_20_Text"><text:span text:style-name="T7">dev_appserver</text:span></text:span><text:span text:style-name="Source_20_Text"><text:span text:style-name="T10">.</text:span></text:span><text:span text:style-name="Source_20_Text"><text:span text:style-name="T7">py </text:span></text:span><text:span text:style-name="Source_20_Text"><text:span text:style-name="T10">--</text:span></text:span><text:span text:style-name="Source_20_Text"><text:span text:style-name="T7">port</text:span></text:span><text:span text:style-name="Source_20_Text"><text:span text:style-name="T10">=</text:span></text:span><text:span text:style-name="Source_20_Text"><text:span text:style-name="T11">9999</text:span></text:span><text:span text:style-name="Source_20_Text"><text:span text:style-name="T7"> path</text:span></text:span><text:span text:style-name="Source_20_Text"><text:span text:style-name="T10">-</text:span></text:span><text:span text:style-name="Source_20_Text"><text:span text:style-name="T7">to</text:span></text:span><text:span text:style-name="Source_20_Text"><text:span text:style-name="T10">-</text:span></text:span><text:span text:style-name="Source_20_Text"><text:span text:style-name="T7">your</text:span></text:span><text:span text:style-name="Source_20_Text"><text:span text:style-name="T10">-</text:span></text:span><text:span text:style-name="Source_20_Text"><text:span text:style-name="T7">app</text:span></text:span></text:p>
      <text:p text:style-name="P7">To stop the web server: with Mac OS X or Unix, press Control-C or with Windows, press Control-Break in your command prompt window.</text:p>
      <text:h text:style-name="P26" text:outline-level="2"><text:bookmark-start text:name="__RefHeading__53910_1285831385"/><text:bookmark text:name="PHP_Application_IDs_in_the_development_web_server"/>Application IDs in the development web server<text:bookmark-end text:name="__RefHeading__53910_1285831385"/></text:h>
      <text:p text:style-name="P12"><text:span text:style-name="T1">If you need to access your App ID, for example to spoof an email address, use the</text:span><text:a xlink:type="simple" xlink:href="https://cloud.google.com/appengine/docs/php/refdocs/files/google.appengine.api.app_identity.AppIdentityService#%5Cgoogle%5Cappengine%5Capi%5Capp_identity%5CAppIdentityService::getApplicationId()"><text:span text:style-name="Source_20_Text"><text:span text:style-name="T5">AppIdentityService::getApplicationId</text:span></text:span></text:a><text:span text:style-name="T1"> function. To get the hostname of the running app, use the</text:span><text:a xlink:type="simple" xlink:href="https://cloud.google.com/appengine/docs/php/refdocs/files/google.appengine.api.app_identity.AppIdentityService#%5Cgoogle%5Cappengine%5Capi%5Capp_identity%5CAppIdentityService::getDefaultVersionHostname()"><text:span text:style-name="Source_20_Text"><text:span text:style-name="T5">AppIdentityService::getDefaultVersionHostname</text:span></text:span></text:a><text:span text:style-name="T1"> function.</text:span></text:p>
      <text:p text:style-name="P4"><text:span text:style-name="Strong_20_Emphasis">Warning:</text:span> Do not get the App ID from the environment variable. The development server simulates the production App Engine service. One way in which it does this is to prepend a string (<text:span text:style-name="Source_20_Text"><text:span text:style-name="T6">dev~</text:span></text:span>) to the<text:span text:style-name="Source_20_Text"><text:span text:style-name="T6">APPLICATION_ID</text:span></text:span> environment variable. Google recommends always getting the application ID using<text:span text:style-name="Source_20_Text"><text:span text:style-name="T6">AppIdentityService::getDefaultVersionHostname</text:span></text:span>, as described above.</text:p>
      <text:h text:style-name="P14" text:outline-level="2"><text:bookmark-start text:name="__RefHeading__53912_1285831385"/><text:bookmark text:name="PHP_Storing_data_in_the_development_web_server"/>Storing data in the development web server<text:bookmark-end text:name="__RefHeading__53912_1285831385"/></text:h>
      <text:p text:style-name="P12"><text:span text:style-name="T1">Google App Engine for PHP supports </text:span><text:a xlink:type="simple" xlink:href="https://cloud.google.com/appengine/docs/php/googlestorage/"><text:span text:style-name="T4">reading and writing to Google Cloud Storage</text:span></text:a><text:span text:style-name="T1"> via PHP's streams API. A developer can read to and write from an object in Google cloud storage by specifying it as a URI to any PHP function that supports PHPs Streams implementation such as </text:span><text:span text:style-name="Source_20_Text"><text:span text:style-name="T6">fopen()</text:span></text:span><text:span text:style-name="T1">, </text:span><text:span text:style-name="Source_20_Text"><text:span text:style-name="T6">fwrite()</text:span></text:span><text:span text:style-name="T1"> or </text:span><text:span text:style-name="Source_20_Text"><text:span text:style-name="T6">get_file_contents()</text:span></text:span><text:span text:style-name="T1">.</text:span></text:p>
      <text:p text:style-name="P7">In the Development Server, when a Google Cloud Storage URI is specified we emulate this functionality by reading and writing to temporary files on the user's local filesystem. These files are preserved between requests, allowing you to test the functionality on your local development environment before deploying your code to App Engine.</text:p>
      <text:p text:style-name="P9"><text:span text:style-name="T1">In the PHP development server streaming calls like </text:span><text:span text:style-name="Source_20_Text"><text:span text:style-name="T6">fopen()</text:span></text:span><text:span text:style-name="T1">, </text:span><text:span text:style-name="Source_20_Text"><text:span text:style-name="T6">file_get_contents()</text:span></text:span><text:span text:style-name="T1"> on </text:span><text:span text:style-name="Source_20_Text"><text:span text:style-name="T6">'gs://'</text:span></text:span><text:span text:style-name="T1"> urls are mocked by reading and writing to the local filesystem.</text:span></text:p>
      <text:p text:style-name="P4"><text:soft-page-break/><text:line-break/><text:bookmark text:name="browse_datastore"/><text:span text:style-name="T16">Browsing the local Datastore</text:span></text:p>
      <text:p text:style-name="P11">To browse your local Datastore using the development web server:</text:p>
      <text:list xml:id="list3257000185209126296" text:style-name="L1">
        <text:list-item>
          <text:p text:style-name="P50">Start the development server as described previously.</text:p>
        </text:list-item>
        <text:list-item>
          <text:p text:style-name="P52"><text:span text:style-name="T1">Go to the </text:span><text:a xlink:type="simple" xlink:href="https://cloud.google.com/appengine/docs/php/tools/devserver#PHP_The_Development_Console"><text:span text:style-name="T4">Development Console</text:span></text:a><text:span text:style-name="T1">.</text:span></text:p>
        </text:list-item>
        <text:list-item>
          <text:p text:style-name="P52"><text:span text:style-name="T1">Click </text:span><text:span text:style-name="Strong_20_Emphasis"><text:span text:style-name="T1">Datastore Viewer</text:span></text:span><text:span text:style-name="T1"> in the left navigation pane to view your local Datastore contents.</text:span></text:p>
        </text:list-item>
      </text:list>
      <text:h text:style-name="P14" text:outline-level="2"><text:bookmark-start text:name="__RefHeading__53914_1285831385"/><text:bookmark text:name="PHP_The_Users_service_in_the_development_web_server"/>The Users service in the development web server<text:bookmark-end text:name="__RefHeading__53914_1285831385"/></text:h>
      <text:p text:style-name="P12"><text:span text:style-name="T1">App Engine provides a </text:span><text:a xlink:type="simple" xlink:href="https://cloud.google.com/appengine/docs/php/users/"><text:span text:style-name="T4">Users Service</text:span></text:a><text:span text:style-name="T1"> to simplify authentication and authorization for your application. The development web server </text:span><text:a xlink:type="simple" xlink:href="https://cloud.google.com/appengine/docs/php/users/#PHP_Google_accounts_and_the_development_server"><text:span text:style-name="T4">simulates the behavior of Google Accounts</text:span></text:a><text:span text:style-name="T1"> with its own sign-in and sign-out pages. While running under the development web server, the </text:span><text:a xlink:type="simple" xlink:href="https://cloud.google.com/appengine/docs/php/refdocs/files/google.appengine.api.users.UserService#%5Cgoogle%5Cappengine%5Capi%5Cusers%5CUserService::createLoginURL"><text:span text:style-name="Source_20_Text"><text:span text:style-name="T5">createLoginURL</text:span></text:span></text:a><text:span text:style-name="T1"> and </text:span><text:a xlink:type="simple" xlink:href="https://cloud.google.com/appengine/docs/php/refdocs/files/google.appengine.api.users.UserService#%5Cgoogle%5Cappengine%5Capi%5Cusers%5CUserService::createLogoutURL"><text:span text:style-name="Source_20_Text"><text:span text:style-name="T5">createLogoutURL</text:span></text:span></text:a><text:span text:style-name="T1"> functions return URLs for </text:span><text:span text:style-name="Source_20_Text"><text:span text:style-name="T6">/_ah/login</text:span></text:span><text:span text:style-name="T1"> and </text:span><text:span text:style-name="Source_20_Text"><text:span text:style-name="T6">/_ah/logout</text:span></text:span><text:span text:style-name="T1"> on the local server.</text:span></text:p>
      <text:p text:style-name="P4"><text:line-break/><text:bookmark text:name="PHP_Using_Mail"/><text:span text:style-name="T15">Using Mail</text:span></text:p>
      <text:p text:style-name="P12"><text:span text:style-name="T1">The development web server can send email for calls to the App Engine mail service. To enable email support, the web server must be given options that specify a mail server to use. The web server can use an SMTP server, or it can use a local installation of </text:span><text:a xlink:type="simple" xlink:href="http://www.sendmail.org/"><text:span text:style-name="T4">Sendmail</text:span></text:a><text:span text:style-name="T1">.</text:span></text:p>
      <text:p text:style-name="P9"><text:span text:style-name="T1">To enable mail support with an SMTP server, use the </text:span><text:span text:style-name="Source_20_Text"><text:span text:style-name="T6">--smtp_host</text:span></text:span><text:span text:style-name="T1">, </text:span><text:span text:style-name="Source_20_Text"><text:span text:style-name="T6">--smtp_port</text:span></text:span><text:span text:style-name="T1">, </text:span><text:span text:style-name="Source_20_Text"><text:span text:style-name="T6">--smtp_user</text:span></text:span><text:span text:style-name="T1"> and </text:span><text:span text:style-name="Source_20_Text"><text:span text:style-name="T6">--smtp_password</text:span></text:span><text:span text:style-name="T1"> options with the appropriate values.</text:span></text:p>
      <text:p text:style-name="P10"><text:span text:style-name="Source_20_Text"><text:span text:style-name="T7">dev_appserver</text:span></text:span><text:span text:style-name="Source_20_Text"><text:span text:style-name="T10">.</text:span></text:span><text:span text:style-name="Source_20_Text"><text:span text:style-name="T7">py </text:span></text:span><text:span text:style-name="Source_20_Text"><text:span text:style-name="T10">--</text:span></text:span><text:span text:style-name="Source_20_Text"><text:span text:style-name="T7">smtp_host</text:span></text:span><text:span text:style-name="Source_20_Text"><text:span text:style-name="T10">=</text:span></text:span><text:span text:style-name="Source_20_Text"><text:span text:style-name="T7">smtp</text:span></text:span><text:span text:style-name="Source_20_Text"><text:span text:style-name="T10">.</text:span></text:span><text:span text:style-name="Source_20_Text"><text:span text:style-name="T7">example</text:span></text:span><text:span text:style-name="Source_20_Text"><text:span text:style-name="T10">.</text:span></text:span><text:span text:style-name="Source_20_Text"><text:span text:style-name="T7">com </text:span></text:span><text:span text:style-name="Source_20_Text"><text:span text:style-name="T10">--</text:span></text:span><text:span text:style-name="Source_20_Text"><text:span text:style-name="T7">smtp_port</text:span></text:span><text:span text:style-name="Source_20_Text"><text:span text:style-name="T10">=</text:span></text:span><text:span text:style-name="Source_20_Text"><text:span text:style-name="T11">25</text:span></text:span><text:span text:style-name="Source_20_Text"><text:span text:style-name="T7"> </text:span></text:span><text:span text:style-name="Source_20_Text"><text:span text:style-name="T10">\</text:span></text:span></text:p>
      <text:p text:style-name="P38"><text:span text:style-name="Source_20_Text"><text:span text:style-name="T9">    </text:span></text:span><text:span text:style-name="Source_20_Text"><text:span text:style-name="T10">--</text:span></text:span><text:span text:style-name="Source_20_Text"><text:span text:style-name="T7">smtp_user</text:span></text:span><text:span text:style-name="Source_20_Text"><text:span text:style-name="T10">=</text:span></text:span><text:span text:style-name="Source_20_Text"><text:span text:style-name="T7">ajohnson </text:span></text:span><text:span text:style-name="Source_20_Text"><text:span text:style-name="T10">--</text:span></text:span><text:span text:style-name="Source_20_Text"><text:span text:style-name="T7">smtp_password</text:span></text:span><text:span text:style-name="Source_20_Text"><text:span text:style-name="T10">=</text:span></text:span><text:span text:style-name="Source_20_Text"><text:span text:style-name="T7">k1tt3ns myapp</text:span></text:span></text:p>
      <text:p text:style-name="P9"><text:span text:style-name="T1">To enable mail support with Sendmail, use the </text:span><text:span text:style-name="Source_20_Text"><text:span text:style-name="T6">--enable_sendmail</text:span></text:span><text:span text:style-name="T1"> option with a value of </text:span><text:span text:style-name="Source_20_Text"><text:span text:style-name="T6">yes</text:span></text:span><text:span text:style-name="T1">. The web server will use the </text:span><text:span text:style-name="Source_20_Text"><text:span text:style-name="T6">sendmail</text:span></text:span><text:span text:style-name="T1"> command to send email messages with your installation's default configuration.</text:span></text:p>
      <text:p text:style-name="P10"><text:span text:style-name="Source_20_Text"><text:span text:style-name="T7">dev_appserver</text:span></text:span><text:span text:style-name="Source_20_Text"><text:span text:style-name="T10">.</text:span></text:span><text:span text:style-name="Source_20_Text"><text:span text:style-name="T7">py </text:span></text:span><text:span text:style-name="Source_20_Text"><text:span text:style-name="T10">--</text:span></text:span><text:span text:style-name="Source_20_Text"><text:span text:style-name="T7">enable_sendmail myapp</text:span></text:span></text:p>
      <text:p text:style-name="P7">If mail is not enabled with either SMTP or Sendmail, then attempts to send email from the application will do nothing, and appear successful in the application.</text:p>
      <text:p text:style-name="P4"><text:soft-page-break/><text:line-break/><text:bookmark text:name="PHP_Using_URL_Fetch"/><text:span text:style-name="T15">Using URL Fetch</text:span></text:p>
      <text:p text:style-name="P11">When your application uses the URL fetch API to make an HTTP request, the development web server makes the request directly from your computer. The behavior may differ from when your application runs on App Engine if you use a proxy server for accessing websites.</text:p>
      <text:h text:style-name="P14" text:outline-level="2"><text:bookmark-start text:name="__RefHeading__53916_1285831385"/><text:bookmark text:name="PHP_Local_debugging_with_XDebug"/>Local debugging with XDebug<text:bookmark-end text:name="__RefHeading__53916_1285831385"/></text:h>
      <text:p text:style-name="P9"><text:span text:style-name="T1">If you have a debugger that is compatible with the </text:span><text:a xlink:type="simple" xlink:href="http://xdebug.org/"><text:span text:style-name="T4">XDebug debugger</text:span></text:a><text:span text:style-name="T1">, and you have the </text:span><text:span text:style-name="Source_20_Text"><text:span text:style-name="T6">xdebug</text:span></text:span><text:span text:style-name="T1"> module installed, it is possible to use XDebug with the Development Server to debug your local application. To enable XDebug on the Development Server on Linux or Mac OS X you need to perform two steps:</text:span></text:p>
      <text:list xml:id="list6086277977327905656" text:style-name="L2">
        <text:list-item>
          <text:p text:style-name="P51">Export the XDEBUG_CONFIG environment variable with an idekey for your IDE to connect to</text:p>
          <text:p text:style-name="P54"><text:span text:style-name="Source_20_Text"><text:span text:style-name="T13">export</text:span></text:span><text:span text:style-name="Source_20_Text"><text:span text:style-name="T7"> XDEBUG_CONFIG</text:span></text:span><text:span text:style-name="Source_20_Text"><text:span text:style-name="T10">=</text:span></text:span><text:span text:style-name="Source_20_Text"><text:span text:style-name="T12">"idekey=netbeans-xdebug remote_host=localhost"</text:span></text:span></text:p>
        </text:list-item>
        <text:list-item>
          <text:p text:style-name="P53"><text:span text:style-name="T1">Invoke the Development Server with </text:span><text:span text:style-name="Source_20_Text"><text:span text:style-name="T6">--php_remote_debugging=yes</text:span></text:span></text:p>
        </text:list-item>
      </text:list>
      <text:h text:style-name="P26" text:outline-level="2"/>
      <text:h text:style-name="P25" text:outline-level="2"><text:bookmark-start text:name="__RefHeading__53918_1285831385"/><text:bookmark text:name="PHP_The_Development_Console"/>The Development Console<text:bookmark-end text:name="__RefHeading__53918_1285831385"/></text:h>
      <text:p text:style-name="P11">The development web server includes a console web application. With the console, you can browse the local datastore, and interact with the application by submitting Python code to a web form.</text:p>
      <text:p text:style-name="P9"><text:span text:style-name="T1">To access the console, visit the URL </text:span><text:a xlink:type="simple" xlink:href="http://localhost:8000/"><text:span text:style-name="Source_20_Text"><text:span text:style-name="T5">http://localhost:8000</text:span></text:span></text:a><text:span text:style-name="T1"> on your server.</text:span></text:p>
      <text:h text:style-name="P26" text:outline-level="2"><text:bookmark-start text:name="__RefHeading__53920_1285831385"/><text:bookmark text:name="PHP_Command-line_arguments"/>Command-line arguments<text:bookmark-end text:name="__RefHeading__53920_1285831385"/></text:h>
      <text:p text:style-name="P12"><text:span text:style-name="T1">The </text:span><text:span text:style-name="Source_20_Text"><text:span text:style-name="T6">dev_appserver.py</text:span></text:span><text:span text:style-name="T1"> command supports the following command-line arguments:</text:span></text:p>
      <text:h text:style-name="P18" text:outline-level="3"><text:bookmark-start text:name="__RefHeading__53922_1285831385"/><text:bookmark text:name="--auto_id_policy"/><text:span text:style-name="Source_20_Text"><text:span text:style-name="T17">--auto_id_policy=...</text:span></text:span><text:bookmark-end text:name="__RefHeading__53922_1285831385"/></text:h>
      <text:p text:style-name="P16"><text:span text:style-name="T1">Deprecated. How the local datastore assigns automatic IDs. Options are </text:span><text:span text:style-name="Source_20_Text"><text:span text:style-name="T6">sequential</text:span></text:span><text:span text:style-name="T1"> or </text:span><text:span text:style-name="Source_20_Text"><text:span text:style-name="T6">scattered</text:span></text:span><text:span text:style-name="T1">. The default is </text:span><text:span text:style-name="Source_20_Text"><text:span text:style-name="T6">scattered</text:span></text:span><text:span text:style-name="T1">.</text:span></text:p>
      <text:h text:style-name="P18" text:outline-level="3"><text:bookmark-start text:name="__RefHeading__53924_1285831385"/><text:bookmark text:name="--admin_hostadmin_host"/><text:span text:style-name="Source_20_Text"><text:span text:style-name="T17">--admin_host=ADMIN_HOST</text:span></text:span><text:bookmark-end text:name="__RefHeading__53924_1285831385"/></text:h>
      <text:p text:style-name="P17">Host name to which the local Development Console should bind (default: localhost).</text:p>
      <text:h text:style-name="P18" text:outline-level="3"><text:bookmark-start text:name="__RefHeading__53926_1285831385"/><text:bookmark text:name="--admin_portadmin_port"/><text:span text:style-name="Source_20_Text"><text:span text:style-name="T17">--admin_port=ADMIN_PORT</text:span></text:span><text:bookmark-end text:name="__RefHeading__53926_1285831385"/></text:h>
      <text:p text:style-name="P17">Port to which the local Development Console should bind (default: 8000).</text:p>
      <text:h text:style-name="P18" text:outline-level="3"><text:bookmark-start text:name="__RefHeading__53928_1285831385"/><text:bookmark text:name="--clear_datastoreyesno"/><text:span text:style-name="Source_20_Text"><text:span text:style-name="T17">--clear_datastore=yes|no</text:span></text:span><text:bookmark-end text:name="__RefHeading__53928_1285831385"/></text:h>
      <text:p text:style-name="P16"><text:span text:style-name="T1">Clears the datastore data and history files before starting the web server. The default is </text:span><text:span text:style-name="Source_20_Text"><text:span text:style-name="T6">no</text:span></text:span><text:span text:style-name="T1">.</text:span></text:p>
      <text:h text:style-name="P18" text:outline-level="3"><text:bookmark-start text:name="__RefHeading__53930_1285831385"/><text:bookmark text:name="--datastore_path"/><text:span text:style-name="Source_20_Text"><text:span text:style-name="T17">--datastore_path=...</text:span></text:span><text:bookmark-end text:name="__RefHeading__53930_1285831385"/></text:h>
      <text:p text:style-name="P17">The path to use for the local datastore data file. The server creates this file if it does not exist.</text:p>
      <text:h text:style-name="P18" text:outline-level="3"><text:bookmark-start text:name="__RefHeading__53932_1285831385"/><text:bookmark text:name="--enable_sendmail"/><text:span text:style-name="Source_20_Text"><text:span text:style-name="T17">--enable_sendmail</text:span></text:span><text:bookmark-end text:name="__RefHeading__53932_1285831385"/></text:h>
      <text:p text:style-name="P17">Uses the local computer's Sendmail installation for sending email messages.</text:p>
      <text:h text:style-name="P18" text:outline-level="3"><text:bookmark-start text:name="__RefHeading__53934_1285831385"/><text:bookmark text:name="--help"/><text:soft-page-break/><text:span text:style-name="Source_20_Text"><text:span text:style-name="T17">--help</text:span></text:span><text:bookmark-end text:name="__RefHeading__53934_1285831385"/></text:h>
      <text:p text:style-name="P17">Prints a helpful message then quits.</text:p>
      <text:h text:style-name="P18" text:outline-level="3"><text:bookmark-start text:name="__RefHeading__53936_1285831385"/><text:bookmark text:name="--host"/><text:span text:style-name="Source_20_Text"><text:span text:style-name="T17">--host=...</text:span></text:span><text:bookmark-end text:name="__RefHeading__53936_1285831385"/></text:h>
      <text:p text:style-name="P16"><text:span text:style-name="T1">The host address to use for the server. You may need to set this to be able to access the development server from another computer on your network. An address of </text:span><text:span text:style-name="Source_20_Text"><text:span text:style-name="T6">0.0.0.0</text:span></text:span><text:span text:style-name="T1"> allows both localhost access and hostname access. Default is </text:span><text:span text:style-name="Source_20_Text"><text:span text:style-name="T6">localhost</text:span></text:span><text:span text:style-name="T1">.</text:span></text:p>
      <text:h text:style-name="P18" text:outline-level="3"><text:bookmark-start text:name="__RefHeading__53938_1285831385"/><text:bookmark text:name="--log_level"/><text:span text:style-name="Source_20_Text"><text:span text:style-name="T17">--log_level=...</text:span></text:span><text:bookmark-end text:name="__RefHeading__53938_1285831385"/></text:h>
      <text:p text:style-name="P16"><text:span text:style-name="T1">The lowest logging level at which logging messages will be written to the console; messages of the specified logging level or higher will be output. Possible values are </text:span><text:span text:style-name="Source_20_Text"><text:span text:style-name="T6">debug</text:span></text:span><text:span text:style-name="T1">, </text:span><text:span text:style-name="Source_20_Text"><text:span text:style-name="T6">info</text:span></text:span><text:span text:style-name="T1">, </text:span><text:span text:style-name="Source_20_Text"><text:span text:style-name="T6">warning</text:span></text:span><text:span text:style-name="T1">, </text:span><text:span text:style-name="Source_20_Text"><text:span text:style-name="T6">error</text:span></text:span><text:span text:style-name="T1">, and</text:span><text:span text:style-name="Source_20_Text"><text:span text:style-name="T6">critical</text:span></text:span><text:span text:style-name="T1">.</text:span></text:p>
      <text:h text:style-name="P18" text:outline-level="3"><text:bookmark-start text:name="__RefHeading__53940_1285831385"/><text:bookmark text:name="--port"/><text:span text:style-name="Source_20_Text"><text:span text:style-name="T17">--port=...</text:span></text:span><text:bookmark-end text:name="__RefHeading__53940_1285831385"/></text:h>
      <text:p text:style-name="P16"><text:span text:style-name="T1">The port number to use for the server. Default is </text:span><text:span text:style-name="Source_20_Text"><text:span text:style-name="T6">8080</text:span></text:span><text:span text:style-name="T1">. If multiple servers are launched, they will be assigned subsequent ports (e.g. </text:span><text:span text:style-name="Source_20_Text"><text:span text:style-name="T6">8081</text:span></text:span><text:span text:style-name="T1">, </text:span><text:span text:style-name="Source_20_Text"><text:span text:style-name="T6">8082</text:span></text:span><text:span text:style-name="T1">, etc).</text:span></text:p>
      <text:h text:style-name="P18" text:outline-level="3"><text:bookmark-start text:name="__RefHeading__53942_1285831385"/><text:bookmark text:name="--logs_pathlogs_file"/><text:span text:style-name="Source_20_Text"><text:span text:style-name="T17">--logs_path=LOGS_FILE</text:span></text:span><text:bookmark-end text:name="__RefHeading__53942_1285831385"/></text:h>
      <text:p text:style-name="P30">By default, development server logs are stored in memory only. This option turns on disk storage of logs at the location specified by LOGS_FILE, making the logs available across server restarts. For example,</text:p>
      <text:p text:style-name="P31"><text:span text:style-name="Source_20_Text"><text:span text:style-name="T7">dev_appserver</text:span></text:span><text:span text:style-name="Source_20_Text"><text:span text:style-name="T10">.</text:span></text:span><text:span text:style-name="Source_20_Text"><text:span text:style-name="T7">py </text:span></text:span><text:span text:style-name="Source_20_Text"><text:span text:style-name="T10">--</text:span></text:span><text:span text:style-name="Source_20_Text"><text:span text:style-name="T7">logs_path</text:span></text:span><text:span text:style-name="Source_20_Text"><text:span text:style-name="T10">=</text:span></text:span><text:span text:style-name="Source_20_Text"><text:span text:style-name="T12">/home/</text:span></text:span><text:span text:style-name="Source_20_Text"><text:span text:style-name="T7">logs</text:span></text:span><text:span text:style-name="Source_20_Text"><text:span text:style-name="T10">/</text:span></text:span><text:span text:style-name="Source_20_Text"><text:span text:style-name="T7">boglogs bog</text:span></text:span></text:p>
      <text:h text:style-name="P18" text:outline-level="3"><text:bookmark-start text:name="__RefHeading__53944_1285831385"/><text:bookmark text:name="--require_indexesyesno"/><text:span text:style-name="Source_20_Text"><text:span text:style-name="T17">--require_indexes=yes|no</text:span></text:span><text:bookmark-end text:name="__RefHeading__53944_1285831385"/></text:h>
      <text:p text:style-name="P16"><text:span text:style-name="T1">Disables automatic generation of entries in the </text:span><text:span text:style-name="Source_20_Text"><text:span text:style-name="T6">index.yaml</text:span></text:span><text:span text:style-name="T1"> file. Instead, when the application makes a query that requires that its index be defined in the file and the index definition is not found, an exception will be raised, similar to what would happen when running on App Engine. The default value is </text:span><text:span text:style-name="Source_20_Text"><text:span text:style-name="T6">no</text:span></text:span><text:span text:style-name="T1">.</text:span></text:p>
      <text:h text:style-name="P18" text:outline-level="3"><text:bookmark-start text:name="__RefHeading__53946_1285831385"/><text:bookmark text:name="--smtp_host"/><text:soft-page-break/><text:span text:style-name="Source_20_Text"><text:span text:style-name="T17">--smtp_host=...</text:span></text:span><text:bookmark-end text:name="__RefHeading__53946_1285831385"/></text:h>
      <text:p text:style-name="P17">The hostname of the SMTP server to use for sending email messages.</text:p>
      <text:h text:style-name="P18" text:outline-level="3"><text:bookmark-start text:name="__RefHeading__53948_1285831385"/><text:bookmark text:name="--smtp_port"/><text:span text:style-name="Source_20_Text"><text:span text:style-name="T17">--smtp_port=...</text:span></text:span><text:bookmark-end text:name="__RefHeading__53948_1285831385"/></text:h>
      <text:p text:style-name="P17">The port number of the SMTP server to use for sending email messages.</text:p>
      <text:h text:style-name="P18" text:outline-level="3"><text:bookmark-start text:name="__RefHeading__53950_1285831385"/><text:bookmark text:name="--smtp_user"/><text:span text:style-name="Source_20_Text"><text:span text:style-name="T17">--smtp_user=...</text:span></text:span><text:bookmark-end text:name="__RefHeading__53950_1285831385"/></text:h>
      <text:p text:style-name="P17">The username to use with the SMTP server for sending email messages.</text:p>
      <text:h text:style-name="P18" text:outline-level="3"><text:bookmark-start text:name="__RefHeading__53952_1285831385"/><text:bookmark text:name="--smtp_password"/><text:span text:style-name="Source_20_Text"><text:span text:style-name="T17">--smtp_password=...</text:span></text:span><text:bookmark-end text:name="__RefHeading__53952_1285831385"/></text:h>
      <text:p text:style-name="P17">The password to use with the SMTP server for sending email messages.</text:p>
      <text:h text:style-name="P18" text:outline-level="3"><text:bookmark-start text:name="__RefHeading__53954_1285831385"/><text:bookmark text:name="--storage_path"/><text:span text:style-name="Source_20_Text"><text:span text:style-name="T17">--storage_path=...</text:span></text:span><text:bookmark-end text:name="__RefHeading__53954_1285831385"/></text:h>
      <text:p text:style-name="P16"><text:span text:style-name="T1">Path at which all local files (such as the Datastore, Blobstore files, Google Cloud Storage Files, logs, etc) will be stored, unless overridden by </text:span><text:span text:style-name="Source_20_Text"><text:span text:style-name="T6">--datastore_path</text:span></text:span><text:span text:style-name="T1">, </text:span><text:span text:style-name="Source_20_Text"><text:span text:style-name="T6">--blobstore_path</text:span></text:span><text:span text:style-name="T1">, </text:span><text:span text:style-name="Source_20_Text"><text:span text:style-name="T6">--logs_path</text:span></text:span><text:span text:style-name="T1">, etc.</text:span></text:p>
      <text:h text:style-name="P18" text:outline-level="3"><text:bookmark-start text:name="__RefHeading__53956_1285831385"/><text:bookmark text:name="--php_executable_path"/><text:span text:style-name="Source_20_Text"><text:span text:style-name="T17">--php_executable_path=...</text:span></text:span><text:bookmark-end text:name="__RefHeading__53956_1285831385"/></text:h>
      <text:p text:style-name="P17">Path to the php-cgi binary</text:p>
      <text:h text:style-name="P18" text:outline-level="3"><text:bookmark-start text:name="__RefHeading__53958_1285831385"/><text:bookmark text:name="--php_remote_debuggingyesno"/><text:span text:style-name="Source_20_Text"><text:span text:style-name="T17">--php_remote_debugging=yes|no</text:span></text:span><text:bookmark-end text:name="__RefHeading__53958_1285831385"/></text:h>
      <text:p text:style-name="P17">Set to yes to enable remote debugging with XDebug</text:p>
      <text:p text:style-name="P4"/>
      <text:h text:style-name="P23" text:outline-level="1"><text:bookmark-start text:name="__RefHeading__53960_1285831385"/>Uploading, Downloading, and Managing a PHP App<text:bookmark-end text:name="__RefHeading__53960_1285831385"/></text:h>
      <text:p text:style-name="P9"><text:span text:style-name="T1">The </text:span><text:a xlink:type="simple" xlink:href="https://cloud.google.com/appengine/downloads#Google_App_Engine_SDK_for_PHP"><text:span text:style-name="T4">App Engine PHP SDK</text:span></text:a><text:span text:style-name="T1"> includes a command for interacting with App Engine named </text:span><text:span text:style-name="Source_20_Text"><text:span text:style-name="T6">appcfg.py</text:span></text:span><text:span text:style-name="T1">. You can use this command to upload new versions of the code, configuration and static files for your app to App Engine. You can also use the command to download log data.</text:span></text:p>
      <text:p text:style-name="P3"><text:span text:style-name="T21">Note:</text:span> If you created your project using the Google Developers Console, your project has a title and an ID. In the instructions that follow, the <text:span text:style-name="T20">project</text:span> title and ID can be used wherever an <text:span text:style-name="T20">application</text:span> title and ID are mentioned. They are the same thing.</text:p>
      <text:h text:style-name="P14" text:outline-level="2"><text:bookmark-start text:name="__RefHeading__53962_1285831385"/><text:bookmark text:name="PHP_Uploading_the_app"/>Uploading the app<text:bookmark-end text:name="__RefHeading__53962_1285831385"/></text:h>
      <text:p text:style-name="P12"><text:span text:style-name="T1">To upload application files, run the </text:span><text:span text:style-name="Source_20_Text"><text:span text:style-name="T6">appcfg.py</text:span></text:span><text:span text:style-name="T1"> command with the </text:span><text:span text:style-name="Source_20_Text"><text:span text:style-name="T6">update</text:span></text:span><text:span text:style-name="T1"> action and the name of your application's root directory. The root directory should contain the </text:span><text:a xlink:type="simple" xlink:href="https://cloud.google.com/appengine/docs/php/config/appconfig"><text:span text:style-name="Source_20_Text"><text:span text:style-name="T5">app.yaml</text:span></text:span></text:a><text:span text:style-name="T1"> file for the application.</text:span></text:p>
      <text:p text:style-name="P10"><text:span text:style-name="Source_20_Text"><text:span text:style-name="T7">appcfg</text:span></text:span><text:span text:style-name="Source_20_Text"><text:span text:style-name="T10">.</text:span></text:span><text:span text:style-name="Source_20_Text"><text:span text:style-name="T7">py update myapp</text:span></text:span><text:span text:style-name="Source_20_Text"><text:span text:style-name="T10">/</text:span></text:span></text:p>
      <text:p text:style-name="P13"><text:span text:style-name="Source_20_Text"><text:span text:style-name="T6">appcfg.py</text:span></text:span><text:span text:style-name="T3"> </text:span><text:span text:style-name="T1">gets the application ID from the </text:span><text:span text:style-name="Source_20_Text"><text:span text:style-name="T6">app.yaml</text:span></text:span><text:span text:style-name="T3"> </text:span><text:span text:style-name="T1">file, and prompts you for the email address and password of your Google account. After successfully signing in with your account, </text:span><text:span text:style-name="Source_20_Text"><text:span text:style-name="T6">appcfg.py</text:span></text:span><text:span text:style-name="T3"> </text:span><text:span text:style-name="T1">stores a "cookie" so that it does not need to prompt for a password on subsequent attempts.</text:span></text:p>
      <text:p text:style-name="P9"><text:span text:style-name="T1">You can specify the email address on the command line using the </text:span><text:span text:style-name="Source_20_Text"><text:span text:style-name="T6">--email</text:span></text:span><text:span text:style-name="T1"> option. You cannot specify the password as a command line option.</text:span></text:p>
      <text:p text:style-name="P10"><text:span text:style-name="Source_20_Text"><text:span text:style-name="T7">appcfg</text:span></text:span><text:span text:style-name="Source_20_Text"><text:span text:style-name="T10">.</text:span></text:span><text:span text:style-name="Source_20_Text"><text:span text:style-name="T7">py </text:span></text:span><text:span text:style-name="Source_20_Text"><text:span text:style-name="T10">--</text:span></text:span><text:span text:style-name="Source_20_Text"><text:span text:style-name="T7">email</text:span></text:span><text:span text:style-name="Source_20_Text"><text:span text:style-name="T10">=</text:span></text:span><text:span text:style-name="Source_20_Text"><text:span text:style-name="T19">Albert</text:span></text:span><text:span text:style-name="Source_20_Text"><text:span text:style-name="T10">.</text:span></text:span><text:span text:style-name="Source_20_Text"><text:span text:style-name="T19">Johnson@example</text:span></text:span><text:span text:style-name="Source_20_Text"><text:span text:style-name="T10">.</text:span></text:span><text:span text:style-name="Source_20_Text"><text:span text:style-name="T7">com update myapp</text:span></text:span><text:span text:style-name="Source_20_Text"><text:span text:style-name="T10">/</text:span></text:span></text:p>
      <text:p text:style-name="P7">Only application owners and the developer who uploaded the code can download it. If anyone else attempts to download the app, they'll see an error message like the following:</text:p>
      <text:p text:style-name="P10"><text:span text:style-name="Source_20_Text"><text:span text:style-name="T19">Fetching</text:span></text:span><text:span text:style-name="Source_20_Text"><text:span text:style-name="T7"> file list</text:span></text:span><text:span text:style-name="Source_20_Text"><text:span text:style-name="T10">...</text:span></text:span></text:p>
      <text:p text:style-name="P38"><text:span text:style-name="Source_20_Text"><text:span text:style-name="T19">Email</text:span></text:span><text:span text:style-name="Source_20_Text"><text:span text:style-name="T10">:</text:span></text:span><text:span text:style-name="Source_20_Text"><text:span text:style-name="T7"> user@example</text:span></text:span><text:span text:style-name="Source_20_Text"><text:span text:style-name="T10">.</text:span></text:span><text:span text:style-name="Source_20_Text"><text:span text:style-name="T7">com</text:span></text:span></text:p>
      <text:p text:style-name="P38"><text:span text:style-name="Source_20_Text"><text:span text:style-name="T19">Password</text:span></text:span><text:span text:style-name="Source_20_Text"><text:span text:style-name="T7"> </text:span></text:span><text:span text:style-name="Source_20_Text"><text:span text:style-name="T13">for</text:span></text:span><text:span text:style-name="Source_20_Text"><text:span text:style-name="T7"> user@example</text:span></text:span><text:span text:style-name="Source_20_Text"><text:span text:style-name="T10">.</text:span></text:span><text:span text:style-name="Source_20_Text"><text:span text:style-name="T7">com</text:span></text:span><text:span text:style-name="Source_20_Text"><text:span text:style-name="T10">:</text:span></text:span></text:p>
      <text:p text:style-name="P38"><text:span text:style-name="Source_20_Text"><text:span text:style-name="T19">Error</text:span></text:span><text:span text:style-name="Source_20_Text"><text:span text:style-name="T7"> </text:span></text:span><text:span text:style-name="Source_20_Text"><text:span text:style-name="T11">403</text:span></text:span><text:span text:style-name="Source_20_Text"><text:span text:style-name="T10">:</text:span></text:span><text:span text:style-name="Source_20_Text"><text:span text:style-name="T7"> </text:span></text:span><text:span text:style-name="Source_20_Text"><text:span text:style-name="T10">---</text:span></text:span><text:span text:style-name="Source_20_Text"><text:span text:style-name="T7"> </text:span></text:span><text:span text:style-name="Source_20_Text"><text:span text:style-name="T13">begin</text:span></text:span><text:span text:style-name="Source_20_Text"><text:span text:style-name="T7"> server output </text:span></text:span><text:span text:style-name="Source_20_Text"><text:span text:style-name="T10">---</text:span></text:span></text:p>
      <text:p text:style-name="P38"><text:span text:style-name="Source_20_Text"><text:span text:style-name="T19">You</text:span></text:span><text:span text:style-name="Source_20_Text"><text:span text:style-name="T7"> </text:span></text:span><text:span text:style-name="Source_20_Text"><text:span text:style-name="T13">do</text:span></text:span><text:span text:style-name="Source_20_Text"><text:span text:style-name="T7"> </text:span></text:span><text:span text:style-name="Source_20_Text"><text:span text:style-name="T13">not</text:span></text:span><text:span text:style-name="Source_20_Text"><text:span text:style-name="T7"> have permission to download </text:span></text:span><text:span text:style-name="Source_20_Text"><text:span text:style-name="T13">this</text:span></text:span><text:span text:style-name="Source_20_Text"><text:span text:style-name="T7"> app version</text:span></text:span><text:span text:style-name="Source_20_Text"><text:span text:style-name="T10">.</text:span></text:span></text:p>
      <text:p text:style-name="P38"><text:soft-page-break/><text:span text:style-name="Source_20_Text"><text:span text:style-name="T10">---</text:span></text:span><text:span text:style-name="Source_20_Text"><text:span text:style-name="T7"> </text:span></text:span><text:span text:style-name="Source_20_Text"><text:span text:style-name="T13">end</text:span></text:span><text:span text:style-name="Source_20_Text"><text:span text:style-name="T7"> server output </text:span></text:span><text:span text:style-name="Source_20_Text"><text:span text:style-name="T10">---</text:span></text:span></text:p>
      <text:p text:style-name="P4"><text:span text:style-name="Strong_20_Emphasis">Note:</text:span> Currently, App Engine has a limit of 10 deployed versions per application. If you try to deploy an 11th version you'll get an error: "Too Many Versions (403)." You can use the Admin Console to delete an older version and then upload your latest code.</text:p>
      <text:h text:style-name="P14" text:outline-level="2"><text:bookmark-start text:name="__RefHeading__53964_1285831385"/><text:bookmark text:name="PHP_Updating_Task_Queue_configuration"/>Updating Task Queue configuration<text:bookmark-end text:name="__RefHeading__53964_1285831385"/></text:h>
      <text:p text:style-name="P12"><text:span text:style-name="T1">You can update just the configuration for an app's task queues without uploading the full application. To upload the </text:span><text:span text:style-name="Source_20_Text"><text:span text:style-name="T6">queue.yaml</text:span></text:span><text:span text:style-name="T1"> file, use the </text:span><text:span text:style-name="Source_20_Text"><text:span text:style-name="T6">appcfg.py update_queues</text:span></text:span><text:span text:style-name="T1"> command:</text:span></text:p>
      <text:p text:style-name="P10"><text:span text:style-name="Source_20_Text"><text:span text:style-name="T7">appcfg</text:span></text:span><text:span text:style-name="Source_20_Text"><text:span text:style-name="T10">.</text:span></text:span><text:span text:style-name="Source_20_Text"><text:span text:style-name="T7">py update_queues myapp</text:span></text:span><text:span text:style-name="Source_20_Text"><text:span text:style-name="T10">/</text:span></text:span></text:p>
      <text:h text:style-name="P14" text:outline-level="2"><text:bookmark-start text:name="__RefHeading__53966_1285831385"/><text:bookmark text:name="PHP_Updating_DoS_protection_configuration"/>Updating the DoS protection configuration<text:bookmark-end text:name="__RefHeading__53966_1285831385"/></text:h>
      <text:p text:style-name="P12"><text:span text:style-name="T1">You can update just the configuration for the DoS Protection for an app without uploading the full application. To upload the </text:span><text:span text:style-name="Source_20_Text"><text:span text:style-name="T6">dos.yaml</text:span></text:span><text:span text:style-name="T1"> file, use the </text:span><text:span text:style-name="Source_20_Text"><text:span text:style-name="T6">appcfg.py update_dos</text:span></text:span><text:span text:style-name="T1"> command:</text:span></text:p>
      <text:p text:style-name="P10"><text:span text:style-name="Source_20_Text"><text:span text:style-name="T7">appcfg</text:span></text:span><text:span text:style-name="Source_20_Text"><text:span text:style-name="T10">.</text:span></text:span><text:span text:style-name="Source_20_Text"><text:span text:style-name="T7">py update_dos myapp</text:span></text:span><text:span text:style-name="Source_20_Text"><text:span text:style-name="T10">/</text:span></text:span></text:p>
      <text:h text:style-name="P14" text:outline-level="2"><text:bookmark-start text:name="__RefHeading__53968_1285831385"/><text:bookmark text:name="PHP_Managing_scheduled_tasks"/>Managing scheduled tasks<text:bookmark-end text:name="__RefHeading__53968_1285831385"/></text:h>
      <text:p text:style-name="P12"><text:span text:style-name="T1">App Engine supports scheduled tasks (known as cron jobs). You specify these in a file called </text:span><text:span text:style-name="Source_20_Text"><text:span text:style-name="T6">cron.yaml</text:span></text:span><text:span text:style-name="T1">, and upload them using the </text:span><text:span text:style-name="Source_20_Text"><text:span text:style-name="T6">appcfg.py update_cron</text:span></text:span><text:span text:style-name="T1"> command:</text:span></text:p>
      <text:p text:style-name="P10"><text:span text:style-name="Source_20_Text"><text:span text:style-name="T7">appcfg</text:span></text:span><text:span text:style-name="Source_20_Text"><text:span text:style-name="T10">.</text:span></text:span><text:span text:style-name="Source_20_Text"><text:span text:style-name="T7">py update_cron myapp</text:span></text:span><text:span text:style-name="Source_20_Text"><text:span text:style-name="T10">/</text:span></text:span></text:p>
      <text:p text:style-name="P9"><text:span text:style-name="Source_20_Text"><text:span text:style-name="T6">appcfg update</text:span></text:span><text:span text:style-name="T1"> will also upload cron job specifications if the file exists. For more on cron jobs, see the </text:span><text:a xlink:type="simple" xlink:href="https://cloud.google.com/appengine/docs/php/config/cron"><text:span text:style-name="T4">Cron Jobs</text:span></text:a><text:span text:style-name="T1"> documentation.</text:span></text:p>
      <text:p text:style-name="P9"><text:span text:style-name="Source_20_Text"><text:span text:style-name="T6">appcfg cron_info</text:span></text:span><text:span text:style-name="T1"> displays a summary of the scheduled task configuration, and the expected times of the next few runs.</text:span></text:p>
      <text:h text:style-name="P14" text:outline-level="2"><text:bookmark-start text:name="__RefHeading__53970_1285831385"/><text:bookmark text:name="PHP_Downloading_source_code"/>Downloading source code<text:bookmark-end text:name="__RefHeading__53970_1285831385"/></text:h>
      <text:p text:style-name="P12"><text:span text:style-name="T1">You can download an application's source code by running appcfg.py with the </text:span><text:span text:style-name="Source_20_Text"><text:span text:style-name="T6">download_app</text:span></text:span><text:span text:style-name="T1"> action in the PHP SDK command-line tool:</text:span></text:p>
      <text:p text:style-name="P10"><text:span text:style-name="Source_20_Text"><text:span text:style-name="T7">appcfg</text:span></text:span><text:span text:style-name="Source_20_Text"><text:span text:style-name="T10">.</text:span></text:span><text:span text:style-name="Source_20_Text"><text:span text:style-name="T7">py download_app </text:span></text:span><text:span text:style-name="Source_20_Text"><text:span text:style-name="T10">-</text:span></text:span><text:span text:style-name="Source_20_Text"><text:span text:style-name="T7">A </text:span></text:span><text:span text:style-name="Source_20_Text"><text:span text:style-name="T12">&lt;your_app_id&gt;</text:span></text:span><text:span text:style-name="Source_20_Text"><text:span text:style-name="T7"> </text:span></text:span><text:span text:style-name="Source_20_Text"><text:span text:style-name="T10">-</text:span></text:span><text:span text:style-name="Source_20_Text"><text:span text:style-name="T7">V </text:span></text:span><text:span text:style-name="Source_20_Text"><text:span text:style-name="T12">&lt;your_app_version&gt;</text:span></text:span><text:span text:style-name="Source_20_Text"><text:span text:style-name="T7"> </text:span></text:span><text:span text:style-name="Source_20_Text"><text:span text:style-name="T10">&lt;</text:span></text:span><text:span text:style-name="Source_20_Text"><text:span text:style-name="T7">output</text:span></text:span><text:span text:style-name="Source_20_Text"><text:span text:style-name="T10">-</text:span></text:span><text:span text:style-name="Source_20_Text"><text:span text:style-name="T7">dir</text:span></text:span><text:span text:style-name="Source_20_Text"><text:span text:style-name="T10">&gt;</text:span></text:span></text:p>
      <text:p text:style-name="P7"><text:soft-page-break/>Output like the following results if the command is successful:</text:p>
      <text:p text:style-name="P10"><text:span text:style-name="Source_20_Text"><text:span text:style-name="T19">Getting</text:span></text:span><text:span text:style-name="Source_20_Text"><text:span text:style-name="T7"> file list</text:span></text:span><text:span text:style-name="Source_20_Text"><text:span text:style-name="T10">...</text:span></text:span></text:p>
      <text:p text:style-name="P38"><text:span text:style-name="Source_20_Text"><text:span text:style-name="T19">Email</text:span></text:span><text:span text:style-name="Source_20_Text"><text:span text:style-name="T10">:</text:span></text:span><text:span text:style-name="Source_20_Text"><text:span text:style-name="T7"> </text:span></text:span><text:span text:style-name="Source_20_Text"><text:span text:style-name="T10">&lt;</text:span></text:span><text:span text:style-name="Source_20_Text"><text:span text:style-name="T7">admin</text:span></text:span><text:span text:style-name="Source_20_Text"><text:span text:style-name="T10">-</text:span></text:span><text:span text:style-name="Source_20_Text"><text:span text:style-name="T7">id</text:span></text:span><text:span text:style-name="Source_20_Text"><text:span text:style-name="T10">&gt;</text:span></text:span><text:span text:style-name="Source_20_Text"><text:span text:style-name="T11">@example</text:span></text:span><text:span text:style-name="Source_20_Text"><text:span text:style-name="T10">.</text:span></text:span><text:span text:style-name="Source_20_Text"><text:span text:style-name="T7">com</text:span></text:span></text:p>
      <text:p text:style-name="P38"><text:span text:style-name="Source_20_Text"><text:span text:style-name="T19">Password</text:span></text:span><text:span text:style-name="Source_20_Text"><text:span text:style-name="T7"> </text:span></text:span><text:span text:style-name="Source_20_Text"><text:span text:style-name="T13">for</text:span></text:span><text:span text:style-name="Source_20_Text"><text:span text:style-name="T7"> </text:span></text:span><text:span text:style-name="Source_20_Text"><text:span text:style-name="T10">&lt;</text:span></text:span><text:span text:style-name="Source_20_Text"><text:span text:style-name="T7">admin</text:span></text:span><text:span text:style-name="Source_20_Text"><text:span text:style-name="T10">-</text:span></text:span><text:span text:style-name="Source_20_Text"><text:span text:style-name="T7">id</text:span></text:span><text:span text:style-name="Source_20_Text"><text:span text:style-name="T10">&gt;</text:span></text:span><text:span text:style-name="Source_20_Text"><text:span text:style-name="T11">@example</text:span></text:span><text:span text:style-name="Source_20_Text"><text:span text:style-name="T10">.</text:span></text:span><text:span text:style-name="Source_20_Text"><text:span text:style-name="T7">com</text:span></text:span><text:span text:style-name="Source_20_Text"><text:span text:style-name="T10">:</text:span></text:span></text:p>
      <text:p text:style-name="P38"><text:span text:style-name="Source_20_Text"><text:span text:style-name="T19">Fetching</text:span></text:span><text:span text:style-name="Source_20_Text"><text:span text:style-name="T7"> files</text:span></text:span><text:span text:style-name="Source_20_Text"><text:span text:style-name="T10">...</text:span></text:span></text:p>
      <text:p text:style-name="P38"><text:span text:style-name="Source_20_Text"><text:span text:style-name="T19">Getting</text:span></text:span><text:span text:style-name="Source_20_Text"><text:span text:style-name="T7"> files</text:span></text:span><text:span text:style-name="Source_20_Text"><text:span text:style-name="T10">...</text:span></text:span></text:p>
      <text:p text:style-name="P38"><text:span text:style-name="Source_20_Text"><text:span text:style-name="T10">[</text:span></text:span><text:span text:style-name="Source_20_Text"><text:span text:style-name="T11">1</text:span></text:span><text:span text:style-name="Source_20_Text"><text:span text:style-name="T10">/</text:span></text:span><text:span text:style-name="Source_20_Text"><text:span text:style-name="T11">5</text:span></text:span><text:span text:style-name="Source_20_Text"><text:span text:style-name="T10">]</text:span></text:span><text:span text:style-name="Source_20_Text"><text:span text:style-name="T7"> request</text:span></text:span><text:span text:style-name="Source_20_Text"><text:span text:style-name="T10">.</text:span></text:span><text:span text:style-name="Source_20_Text"><text:span text:style-name="T7">php</text:span></text:span></text:p>
      <text:p text:style-name="P38"><text:span text:style-name="Source_20_Text"><text:span text:style-name="T10">[</text:span></text:span><text:span text:style-name="Source_20_Text"><text:span text:style-name="T11">2</text:span></text:span><text:span text:style-name="Source_20_Text"><text:span text:style-name="T10">/</text:span></text:span><text:span text:style-name="Source_20_Text"><text:span text:style-name="T11">5</text:span></text:span><text:span text:style-name="Source_20_Text"><text:span text:style-name="T10">]</text:span></text:span><text:span text:style-name="Source_20_Text"><text:span text:style-name="T7"> login</text:span></text:span><text:span text:style-name="Source_20_Text"><text:span text:style-name="T10">.</text:span></text:span><text:span text:style-name="Source_20_Text"><text:span text:style-name="T7">php</text:span></text:span></text:p>
      <text:p text:style-name="P38"><text:span text:style-name="Source_20_Text"><text:span text:style-name="T10">[</text:span></text:span><text:span text:style-name="Source_20_Text"><text:span text:style-name="T11">3</text:span></text:span><text:span text:style-name="Source_20_Text"><text:span text:style-name="T10">/</text:span></text:span><text:span text:style-name="Source_20_Text"><text:span text:style-name="T11">5</text:span></text:span><text:span text:style-name="Source_20_Text"><text:span text:style-name="T10">]</text:span></text:span><text:span text:style-name="Source_20_Text"><text:span text:style-name="T7"> </text:span></text:span><text:span text:style-name="Source_20_Text"><text:span text:style-name="T13">static</text:span></text:span><text:span text:style-name="Source_20_Text"><text:span text:style-name="T10">/</text:span></text:span><text:span text:style-name="Source_20_Text"><text:span text:style-name="T7">screen</text:span></text:span><text:span text:style-name="Source_20_Text"><text:span text:style-name="T10">.</text:span></text:span><text:span text:style-name="Source_20_Text"><text:span text:style-name="T7">css</text:span></text:span></text:p>
      <text:p text:style-name="P38"><text:span text:style-name="Source_20_Text"><text:span text:style-name="T10">[</text:span></text:span><text:span text:style-name="Source_20_Text"><text:span text:style-name="T11">4</text:span></text:span><text:span text:style-name="Source_20_Text"><text:span text:style-name="T10">/</text:span></text:span><text:span text:style-name="Source_20_Text"><text:span text:style-name="T11">5</text:span></text:span><text:span text:style-name="Source_20_Text"><text:span text:style-name="T10">]</text:span></text:span><text:span text:style-name="Source_20_Text"><text:span text:style-name="T7"> </text:span></text:span><text:span text:style-name="Source_20_Text"><text:span text:style-name="T13">static</text:span></text:span><text:span text:style-name="Source_20_Text"><text:span text:style-name="T10">/</text:span></text:span><text:span text:style-name="Source_20_Text"><text:span text:style-name="T13">print</text:span></text:span><text:span text:style-name="Source_20_Text"><text:span text:style-name="T10">.</text:span></text:span><text:span text:style-name="Source_20_Text"><text:span text:style-name="T7">css</text:span></text:span></text:p>
      <text:p text:style-name="P38"><text:span text:style-name="Source_20_Text"><text:span text:style-name="T10">[</text:span></text:span><text:span text:style-name="Source_20_Text"><text:span text:style-name="T11">5</text:span></text:span><text:span text:style-name="Source_20_Text"><text:span text:style-name="T10">/</text:span></text:span><text:span text:style-name="Source_20_Text"><text:span text:style-name="T11">5</text:span></text:span><text:span text:style-name="Source_20_Text"><text:span text:style-name="T10">]</text:span></text:span><text:span text:style-name="Source_20_Text"><text:span text:style-name="T7"> images</text:span></text:span><text:span text:style-name="Source_20_Text"><text:span text:style-name="T10">/</text:span></text:span><text:span text:style-name="Source_20_Text"><text:span text:style-name="T7">bird</text:span></text:span><text:span text:style-name="Source_20_Text"><text:span text:style-name="T10">.</text:span></text:span><text:span text:style-name="Source_20_Text"><text:span text:style-name="T7">png</text:span></text:span></text:p>
      <text:p text:style-name="P7">Only the developer who uploaded the code and the application owner(s) can download it. If anyone other than these parties attempts to download the app, they'll see an error message like the following:</text:p>
      <text:p text:style-name="P20"><text:span text:style-name="Source_20_Text"><text:span text:style-name="T19">Fetching</text:span></text:span><text:span text:style-name="Source_20_Text"><text:span text:style-name="T7"> file list</text:span></text:span><text:span text:style-name="Source_20_Text"><text:span text:style-name="T10">...</text:span></text:span></text:p>
      <text:p text:style-name="P39"><text:span text:style-name="Source_20_Text"><text:span text:style-name="T19">Email</text:span></text:span><text:span text:style-name="Source_20_Text"><text:span text:style-name="T10">:</text:span></text:span><text:span text:style-name="Source_20_Text"><text:span text:style-name="T7"> user@example</text:span></text:span><text:span text:style-name="Source_20_Text"><text:span text:style-name="T10">.</text:span></text:span><text:span text:style-name="Source_20_Text"><text:span text:style-name="T7">com</text:span></text:span></text:p>
      <text:p text:style-name="P39"><text:span text:style-name="Source_20_Text"><text:span text:style-name="T19">Password</text:span></text:span><text:span text:style-name="Source_20_Text"><text:span text:style-name="T7"> </text:span></text:span><text:span text:style-name="Source_20_Text"><text:span text:style-name="T13">for</text:span></text:span><text:span text:style-name="Source_20_Text"><text:span text:style-name="T7"> user@example</text:span></text:span><text:span text:style-name="Source_20_Text"><text:span text:style-name="T10">.</text:span></text:span><text:span text:style-name="Source_20_Text"><text:span text:style-name="T7">com</text:span></text:span><text:span text:style-name="Source_20_Text"><text:span text:style-name="T10">:</text:span></text:span></text:p>
      <text:p text:style-name="P39"><text:span text:style-name="Source_20_Text"><text:span text:style-name="T19">Error</text:span></text:span><text:span text:style-name="Source_20_Text"><text:span text:style-name="T7"> </text:span></text:span><text:span text:style-name="Source_20_Text"><text:span text:style-name="T11">403</text:span></text:span><text:span text:style-name="Source_20_Text"><text:span text:style-name="T10">:</text:span></text:span><text:span text:style-name="Source_20_Text"><text:span text:style-name="T7"> </text:span></text:span><text:span text:style-name="Source_20_Text"><text:span text:style-name="T10">---</text:span></text:span><text:span text:style-name="Source_20_Text"><text:span text:style-name="T7"> </text:span></text:span><text:span text:style-name="Source_20_Text"><text:span text:style-name="T13">begin</text:span></text:span><text:span text:style-name="Source_20_Text"><text:span text:style-name="T7"> server output </text:span></text:span><text:span text:style-name="Source_20_Text"><text:span text:style-name="T10">---</text:span></text:span></text:p>
      <text:p text:style-name="P39"><text:span text:style-name="Source_20_Text"><text:span text:style-name="T19">You</text:span></text:span><text:span text:style-name="Source_20_Text"><text:span text:style-name="T7"> </text:span></text:span><text:span text:style-name="Source_20_Text"><text:span text:style-name="T13">do</text:span></text:span><text:span text:style-name="Source_20_Text"><text:span text:style-name="T7"> </text:span></text:span><text:span text:style-name="Source_20_Text"><text:span text:style-name="T13">not</text:span></text:span><text:span text:style-name="Source_20_Text"><text:span text:style-name="T7"> have permission to download </text:span></text:span><text:span text:style-name="Source_20_Text"><text:span text:style-name="T13">this</text:span></text:span><text:span text:style-name="Source_20_Text"><text:span text:style-name="T7"> app version</text:span></text:span><text:span text:style-name="Source_20_Text"><text:span text:style-name="T10">.</text:span></text:span></text:p>
      <text:p text:style-name="P39"><text:span text:style-name="Source_20_Text"><text:span text:style-name="T10">---</text:span></text:span><text:span text:style-name="Source_20_Text"><text:span text:style-name="T7"> </text:span></text:span><text:span text:style-name="Source_20_Text"><text:span text:style-name="T13">end</text:span></text:span><text:span text:style-name="Source_20_Text"><text:span text:style-name="T7"> server output </text:span></text:span><text:span text:style-name="Source_20_Text"><text:span text:style-name="T10">---</text:span></text:span></text:p>
      <text:p text:style-name="P9"><text:span text:style-name="T1">If you are listed as an owner or a developer for an application, you can permanently disable code downloads from the </text:span><text:span text:style-name="Strong_20_Emphasis"><text:span text:style-name="T1">Versions</text:span></text:span><text:span text:style-name="T1"> screen in your development web server. On that page, click </text:span><text:span text:style-name="Strong_20_Emphasis"><text:span text:style-name="T1">permanently prohibit code downloads</text:span></text:span><text:span text:style-name="T1">:</text:span></text:p>
      <text:p text:style-name="P8"><draw:frame draw:style-name="fr3" draw:name="Imagen18" text:anchor-type="as-char" svg:width="17.463cm" svg:height="3.56cm" draw:z-index="23"><draw:image xlink:href="https://cloud.google.com/appengine/docs/images/dev-web-server_download-app.png" xlink:type="simple" xlink:show="embed" xlink:actuate="onLoad"/></draw:frame></text:p>
      <text:p text:style-name="P4"><text:span text:style-name="Strong_20_Emphasis">Warning:</text:span> This action is irreversible. After you prohibit code download, there is no way to re-enable this feature.<text:line-break/><text:soft-page-break/></text:p>
      <text:h text:style-name="P26" text:outline-level="2"><text:bookmark-start text:name="__RefHeading__53972_1285831385"/><text:bookmark text:name="PHP_Downloading_logs"/>Downloading logs<text:bookmark-end text:name="__RefHeading__53972_1285831385"/></text:h>
      <text:p text:style-name="P13"><text:span text:style-name="T1">App Engine maintains a log of messages that your application emits using the </text:span><text:span text:style-name="Source_20_Text"><text:span text:style-name="T6">syslog()</text:span></text:span><text:span text:style-name="T3"> </text:span><text:span text:style-name="T1">module from the PHP standard library, as well as other messages printed to the standard error stream. App Engine also records each request in the log. Each </text:span><text:a xlink:type="simple" xlink:href="https://cloud.google.com/appengine/docs/php/tools/uploadinganapp#Command_Line_Arguments_appcfg_request_logs_severity"><text:span text:style-name="T4">log level</text:span></text:a><text:span text:style-name="T3"> </text:span><text:span text:style-name="T1">has a fixed buffer size that controls the amount of log information you can access. Normally, you use logging features more at lower log levels; thus, the time window is smaller for log events at these levels. You can browse your app's logs of the last 90 days from the "Logs" section of </text:span><text:a xlink:type="simple" xlink:href="https://cloud.google.com/appengine/docs/adminconsole/index"><text:span text:style-name="T4">the Admin Console</text:span></text:a><text:span text:style-name="T1">.</text:span></text:p>
      <text:p text:style-name="P9"><text:span text:style-name="T1">If you wish to perform more detailed analysis of your application's logs, you can download the log data to a file on your computer. To download logs to a file named </text:span><text:span text:style-name="Source_20_Text"><text:span text:style-name="T6">mylogs.txt</text:span></text:span><text:span text:style-name="T1">, use the following command:</text:span></text:p>
      <text:p text:style-name="P10"><text:span text:style-name="Source_20_Text"><text:span text:style-name="T7">appcfg</text:span></text:span><text:span text:style-name="Source_20_Text"><text:span text:style-name="T10">.</text:span></text:span><text:span text:style-name="Source_20_Text"><text:span text:style-name="T7">py request_logs myapp</text:span></text:span><text:span text:style-name="Source_20_Text"><text:span text:style-name="T10">/</text:span></text:span><text:span text:style-name="Source_20_Text"><text:span text:style-name="T7"> mylogs</text:span></text:span><text:span text:style-name="Source_20_Text"><text:span text:style-name="T10">.</text:span></text:span><text:span text:style-name="Source_20_Text"><text:span text:style-name="T7">txt</text:span></text:span></text:p>
      <text:p text:style-name="P7">By default, the command downloads log messages from the current calendar day (since midnight Pacific Time) with a log level of INFO or higher (omitting DEBUG level messages). The command overwrites the local log file. You can adjust the number of days, the minimum log level, and whether to overwrite or append to the local log file using command-line options. See below for more information on these options.</text:p>
      <text:p text:style-name="P9"><text:span text:style-name="T1">You can limit the log messages that are downloaded to just those emitted during request on a given domain name using the </text:span><text:span text:style-name="Source_20_Text"><text:span text:style-name="T6">--vhost=...</text:span></text:span><text:span text:style-name="T1"> option. You can use this to download the logs for your live app using a Google Apps domain or </text:span><text:span text:style-name="Source_20_Text"><text:span text:style-name="T6">http://your_app_id.appspot.com</text:span></text:span><text:span text:style-name="T1">, excluding log messages emitted by versions you are testing on URLs such as </text:span><text:span text:style-name="Source_20_Text"><text:span text:style-name="T6">http://2.latest.your_app_id.appspot.com</text:span></text:span><text:span text:style-name="T1">. Or you can use it to download just the log messages for a given test domain.</text:span></text:p>
      <text:p text:style-name="P9"><text:span text:style-name="T1">There are many options for the </text:span><text:span text:style-name="Source_20_Text"><text:span text:style-name="T6">request_logs</text:span></text:span><text:span text:style-name="T1"> command. You can view them all by typing:</text:span></text:p>
      <text:p text:style-name="P10"><text:span text:style-name="Source_20_Text"><text:span text:style-name="T7">appcfg</text:span></text:span><text:span text:style-name="Source_20_Text"><text:span text:style-name="T10">.</text:span></text:span><text:span text:style-name="Source_20_Text"><text:span text:style-name="T7">py help request_logs</text:span></text:span></text:p>
      <text:h text:style-name="P14" text:outline-level="2"/>
      <text:h text:style-name="P15" text:outline-level="2"><text:bookmark-start text:name="__RefHeading__53974_1285831385"/><text:bookmark text:name="PHP_Using_an_HTTP_proxy"/>Using an HTTP proxy<text:bookmark-end text:name="__RefHeading__53974_1285831385"/></text:h>
      <text:p text:style-name="P12"><text:span text:style-name="T1">If you are running </text:span><text:span text:style-name="Source_20_Text"><text:span text:style-name="T6">appcfg.py</text:span></text:span><text:span text:style-name="T1"> behind an HTTP proxy, you must tell </text:span><text:span text:style-name="Source_20_Text"><text:span text:style-name="T6">appcfg.py</text:span></text:span><text:span text:style-name="T1"> the name of the proxy. To set an HTTP proxy for </text:span><text:span text:style-name="Source_20_Text"><text:span text:style-name="T6">appcfg.py</text:span></text:span><text:span text:style-name="T1">, set the </text:span><text:span text:style-name="Source_20_Text"><text:span text:style-name="T6">http_proxy</text:span></text:span><text:span text:style-name="T1"> and </text:span><text:span text:style-name="Source_20_Text"><text:span text:style-name="T6">https_proxy</text:span></text:span><text:span text:style-name="T1"> environment variables.</text:span></text:p>
      <text:p text:style-name="P7">Using Windows (in Command Prompt):</text:p>
      <text:p text:style-name="P10"><text:span text:style-name="Source_20_Text"><text:span text:style-name="T13">set</text:span></text:span><text:span text:style-name="Source_20_Text"><text:span text:style-name="T7"> HTTP_PROXY</text:span></text:span><text:span text:style-name="Source_20_Text"><text:span text:style-name="T10">=</text:span></text:span><text:span text:style-name="Source_20_Text"><text:span text:style-name="T7">http</text:span></text:span><text:span text:style-name="Source_20_Text"><text:span text:style-name="T10">:</text:span></text:span><text:span text:style-name="Source_20_Text"><text:span text:style-name="T14">//cache.mycompany.com:3128</text:span></text:span></text:p>
      <text:p text:style-name="P38"><text:span text:style-name="Source_20_Text"><text:span text:style-name="T13">set</text:span></text:span><text:span text:style-name="Source_20_Text"><text:span text:style-name="T7"> HTTPS_PROXY</text:span></text:span><text:span text:style-name="Source_20_Text"><text:span text:style-name="T10">=</text:span></text:span><text:span text:style-name="Source_20_Text"><text:span text:style-name="T7">http</text:span></text:span><text:span text:style-name="Source_20_Text"><text:span text:style-name="T10">:</text:span></text:span><text:span text:style-name="Source_20_Text"><text:span text:style-name="T14">//cache.mycompany.com:3128</text:span></text:span></text:p>
      <text:p text:style-name="P38"><text:span text:style-name="Source_20_Text"><text:span text:style-name="T7">appcfg</text:span></text:span><text:span text:style-name="Source_20_Text"><text:span text:style-name="T10">.</text:span></text:span><text:span text:style-name="Source_20_Text"><text:span text:style-name="T7">py update myapp</text:span></text:span></text:p>
      <text:p text:style-name="P7">Using the command line in Mac OS X (in Terminal) or Linux:</text:p>
      <text:p text:style-name="P10"><text:span text:style-name="Source_20_Text"><text:span text:style-name="T13">export</text:span></text:span><text:span text:style-name="Source_20_Text"><text:span text:style-name="T7"> http_proxy</text:span></text:span><text:span text:style-name="Source_20_Text"><text:span text:style-name="T10">=</text:span></text:span><text:span text:style-name="Source_20_Text"><text:span text:style-name="T12">"http://cache.mycompany.com:3128"</text:span></text:span></text:p>
      <text:p text:style-name="P38"><text:span text:style-name="Source_20_Text"><text:span text:style-name="T7">appcfg</text:span></text:span><text:span text:style-name="Source_20_Text"><text:span text:style-name="T10">.</text:span></text:span><text:span text:style-name="Source_20_Text"><text:span text:style-name="T7">py update myapp</text:span></text:span></text:p>
      <text:h text:style-name="P14" text:outline-level="2"><text:bookmark-start text:name="__RefHeading__53976_1285831385"/><text:bookmark text:name="PHP_Password-less_login_with_OAuth2"/>Password-less Login with OAuth2<text:bookmark-end text:name="__RefHeading__53976_1285831385"/></text:h>
      <text:p text:style-name="P12"><text:span text:style-name="T1">If you don't want to enter your login credentials, you can use an OAuth2 token instead. This token gives access to App Engine, but not to other parts of your Google account; if your Google account uses </text:span><text:a xlink:type="simple" xlink:href="https://support.google.com/accounts/bin/answer.py?hl=en&amp;answer=180744&amp;topic=1056283&amp;rd=1"><text:span text:style-name="T4">two-factor authentication</text:span></text:a><text:span text:style-name="T1">, you'll find this especially convenient. You can store this token to </text:span><text:span text:style-name="Emphasis"><text:span text:style-name="T2">permanently</text:span></text:span><text:span text:style-name="T1"> log in on this machine.</text:span></text:p>
      <text:p text:style-name="P9"><text:span text:style-name="T1">To set this up, use the </text:span><text:span text:style-name="Source_20_Text"><text:span text:style-name="T6">--oauth2</text:span></text:span><text:span text:style-name="T1"> option. (Or, if your browser is on a different machine, perhaps because you're shelled into it, pass </text:span><text:span text:style-name="Source_20_Text"><text:span text:style-name="T6">--noauth_local_webserver --oauth2</text:span></text:span><text:span text:style-name="T1">.) This will store your </text:span><text:span text:style-name="Source_20_Text"><text:span text:style-name="T6">OAuth2</text:span></text:span><text:span text:style-name="T1"> credentials in your home directory in a file called </text:span><text:span text:style-name="Source_20_Text"><text:span text:style-name="T6">.appcfg_oauth2_tokens</text:span></text:span><text:span text:style-name="T1">. If you don't want to permanently log in by storing your OAuth2 token on disk, also use the </text:span><text:span text:style-name="Source_20_Text"><text:span text:style-name="T6">--no_cookies</text:span></text:span><text:span text:style-name="T1"> option.</text:span></text:p>
      <text:p text:style-name="P10"><text:span text:style-name="Source_20_Text"><text:span text:style-name="T7">appcfg</text:span></text:span><text:span text:style-name="Source_20_Text"><text:span text:style-name="T10">.</text:span></text:span><text:span text:style-name="Source_20_Text"><text:span text:style-name="T7">py </text:span></text:span><text:span text:style-name="Source_20_Text"><text:span text:style-name="T10">--</text:span></text:span><text:span text:style-name="Source_20_Text"><text:span text:style-name="T7">oauth2 update myapp</text:span></text:span><text:span text:style-name="Source_20_Text"><text:span text:style-name="T10">/</text:span></text:span></text:p>
      <text:p text:style-name="P9"><text:span text:style-name="T1">A page will appear in your web browser prompting you for authentication. (If you used the </text:span><text:span text:style-name="Source_20_Text"><text:span text:style-name="T6">--noauth_local_webserver</text:span></text:span><text:span text:style-name="T1"> option, then </text:span><text:span text:style-name="Source_20_Text"><text:span text:style-name="T6">appcfg.py</text:span></text:span><text:span text:style-name="T1"> will instead show you a URL to copy/paste into your browser.) Log in if necessary. The page will ask whether you wish to give appcfg access. Click OK. (If you used the </text:span><text:span text:style-name="Source_20_Text"><text:span text:style-name="T6">--noauth_local_webserver</text:span></text:span><text:span text:style-name="T1"> option, then you will be given a token that you will need to supply to the prompt from </text:span><text:span text:style-name="Source_20_Text"><text:span text:style-name="T6">appcfg.py</text:span></text:span><text:span text:style-name="T1">.)</text:span></text:p>
      <text:p text:style-name="P6"><text:span text:style-name="Source_20_Text"><text:span text:style-name="T6">appcfg.py</text:span></text:span><text:span text:style-name="T1"> continues:</text:span></text:p>
      <text:p text:style-name="P10"><text:span text:style-name="Source_20_Text"><text:span text:style-name="T19">Authentication</text:span></text:span><text:span text:style-name="Source_20_Text"><text:span text:style-name="T7"> successful</text:span></text:span><text:span text:style-name="Source_20_Text"><text:span text:style-name="T10">.</text:span></text:span></text:p>
      <text:p text:style-name="P38"><text:span text:style-name="Source_20_Text"><text:span text:style-name="T19">Scanning</text:span></text:span><text:span text:style-name="Source_20_Text"><text:span text:style-name="T7"> files on </text:span></text:span><text:span text:style-name="Source_20_Text"><text:span text:style-name="T13">local</text:span></text:span><text:span text:style-name="Source_20_Text"><text:span text:style-name="T7"> disk</text:span></text:span><text:span text:style-name="Source_20_Text"><text:span text:style-name="T10">.</text:span></text:span></text:p>
      <text:p text:style-name="P38"><text:span text:style-name="Source_20_Text"><text:span text:style-name="T10">...</text:span></text:span><text:span text:style-name="Source_20_Text"><text:span text:style-name="T7">more of the usual output</text:span></text:span><text:span text:style-name="Source_20_Text"><text:span text:style-name="T10">...</text:span></text:span></text:p>
      <text:p text:style-name="P9"><text:span text:style-name="T1">From now on, when you run </text:span><text:span text:style-name="Source_20_Text"><text:span text:style-name="T6">appcfg.py --oauth2</text:span></text:span><text:span text:style-name="T1">, it uses the saved authentication token.</text:span></text:p>
      <text:p text:style-name="P9"><text:span text:style-name="T1">If you have some automated application managment, you might want </text:span><text:span text:style-name="Source_20_Text"><text:span text:style-name="T6">appcfg.py</text:span></text:span><text:span text:style-name="T1"> to run non-interactively. To use OAuth2 without interacting with the script, you can pass the </text:span><text:span text:style-name="Source_20_Text"><text:span text:style-name="T6">--oauth2_refresh_token</text:span></text:span><text:span text:style-name="T1"> to </text:span><text:span text:style-name="Source_20_Text"><text:span text:style-name="T6">appcfg.py</text:span></text:span><text:span text:style-name="T1">:</text:span></text:p>
      <text:p text:style-name="P10"><text:span text:style-name="Source_20_Text"><text:span text:style-name="T7">appcfg</text:span></text:span><text:span text:style-name="Source_20_Text"><text:span text:style-name="T10">.</text:span></text:span><text:span text:style-name="Source_20_Text"><text:span text:style-name="T7">py </text:span></text:span><text:span text:style-name="Source_20_Text"><text:span text:style-name="T10">--</text:span></text:span><text:span text:style-name="Source_20_Text"><text:span text:style-name="T7">oauth2_refresh_token</text:span></text:span><text:span text:style-name="Source_20_Text"><text:span text:style-name="T10">=</text:span></text:span><text:span text:style-name="Source_20_Text"><text:span text:style-name="T7">token update myapp</text:span></text:span><text:span text:style-name="Source_20_Text"><text:span text:style-name="T10">/</text:span></text:span></text:p>
      <text:p text:style-name="P9"><text:span text:style-name="T1">To get a refresh token, you can look for a </text:span><text:span text:style-name="Source_20_Text"><text:span text:style-name="T6">.appcfg_oauth2_tokens</text:span></text:span><text:span text:style-name="T1"> file in your home directory on a machine where you have set up OAuth2. This file is in JSON format; you want the </text:span><text:span text:style-name="Source_20_Text"><text:span text:style-name="T6">refresh_token</text:span></text:span><text:span text:style-name="T1"> value.</text:span></text:p>
      <text:h text:style-name="P14" text:outline-level="2"><text:bookmark-start text:name="__RefHeading__53978_1285831385"/><text:bookmark text:name="PHP_Command-line_arguments1"/>Command-line arguments<text:bookmark-end text:name="__RefHeading__53978_1285831385"/></text:h>
      <text:p text:style-name="P12"><text:span text:style-name="T1">The </text:span><text:span text:style-name="Source_20_Text"><text:span text:style-name="T6">appcfg.py</text:span></text:span><text:span text:style-name="T1"> command takes a set of options, an action, and arguments for the action.</text:span></text:p>
      <text:p text:style-name="P7">The following actions are available:</text:p>
      <text:h text:style-name="P19" text:outline-level="6"><text:bookmark text:name="appcfgpy_options_update_app-directoryfiles"/><text:span text:style-name="Source_20_Text"><text:span text:style-name="T18">appcfg.py [options] update &lt;app-directory&gt;|&lt;files...&gt;</text:span></text:span></text:h>
      <text:p text:style-name="P30">If you specify an app-directory, it must contain of the files required by the app. The update command creates or updates the app version named in the app.yaml file at the top level of the directory. It follows symlinks and recursively uploads all files to the server. Temporary or source control files (e.g. foo~, .svn/*) are skipped.</text:p>
      <text:h text:style-name="P19" text:outline-level="6"><text:bookmark text:name="appcfgpy_help_action"/><text:span text:style-name="Source_20_Text"><text:span text:style-name="T18">appcfg.py help &lt;action&gt;</text:span></text:span></text:h>
      <text:p text:style-name="P17">Prints a help message about the given action, then quits.</text:p>
      <text:h text:style-name="P19" text:outline-level="6"><text:bookmark text:name="appcfgpy_options_cron_info_app-directory"/><text:span text:style-name="Source_20_Text"><text:span text:style-name="T18">appcfg.py [options] cron_info &lt;app-directory&gt;</text:span></text:span></text:h>
      <text:p text:style-name="P16"><text:span text:style-name="T1">Displays information about the scheduled task (cron) configuration, including the expected times of the next few executions. By default, displays the times of the next 5 runs. You can modify the number of future run times displayed with the </text:span><text:span text:style-name="Source_20_Text"><text:span text:style-name="T6">--num_runs=...</text:span></text:span><text:span text:style-name="T1"> option.</text:span></text:p>
      <text:h text:style-name="P19" text:outline-level="6"><text:bookmark text:name="appcfgpy_help_action_1"/><text:soft-page-break/><text:span text:style-name="Source_20_Text"><text:span text:style-name="T18">appcfg.py help &lt;action&gt;</text:span></text:span></text:h>
      <text:p text:style-name="P17">Prints a help message about the given action, then quits.</text:p>
      <text:h text:style-name="P19" text:outline-level="6"><text:bookmark text:name="appcfgpy_download_app_-a_app_id_-v_versionoutput-dir"/><text:span text:style-name="Source_20_Text"><text:span text:style-name="T18">appcfg.py download_app -A &lt;app_id&gt; -V &lt;version&gt;&lt;output-dir&gt;</text:span></text:span></text:h>
      <text:p text:style-name="P30">Retrieves the most current version of your application's code using the following options:</text:p>
      <text:p text:style-name="P27"><text:span text:style-name="Source_20_Text"><text:span text:style-name="T6">-A</text:span></text:span></text:p>
      <text:p text:style-name="P33">The application ID (required).</text:p>
      <text:p text:style-name="P28"><text:span text:style-name="Source_20_Text"><text:span text:style-name="T6">-V</text:span></text:span></text:p>
      <text:p text:style-name="P35">The current application version. May be one of the following:</text:p>
      <text:list xml:id="list6018089425074752477" text:style-name="L3">
        <text:list-item>
          <text:p text:style-name="P45"><text:span text:style-name="T1">hi</text:span><text:span text:style-name="Source_20_Text"><text:span text:style-name="T6">-V major.minor</text:span></text:span><text:span text:style-name="T1"> – Specifies the exact version specified.</text:span></text:p>
        </text:list-item>
        <text:list-item>
          <text:p text:style-name="P45"><text:span text:style-name="Source_20_Text"><text:span text:style-name="T6">-V major</text:span></text:span><text:span text:style-name="T1"> – Specifies the latest major version.</text:span></text:p>
        </text:list-item>
        <text:list-item>
          <text:p text:style-name="P46">Omitted entirely – Returns the current default version, if one exists</text:p>
        </text:list-item>
      </text:list>
      <text:p text:style-name="P28"><text:span text:style-name="Source_20_Text"><text:span text:style-name="T6">&lt;output-dir&gt;</text:span></text:span></text:p>
      <text:p text:style-name="P35">The directory where you wish to save the files (required).</text:p>
      <text:h text:style-name="P19" text:outline-level="6"><text:bookmark text:name="appcfgpy_options_request_logs_app-directory_output-file"/><text:span text:style-name="Source_20_Text"><text:span text:style-name="T18">appcfg.py [options] request_logs &lt;app-directory&gt; &lt;output-file&gt;</text:span></text:span></text:h>
      <text:p text:style-name="P29"><text:span text:style-name="T1">Retrieves log data for the application running on App Engine. </text:span><text:span text:style-name="Source_20_Text"><text:span text:style-name="T6">output-file</text:span></text:span><text:span text:style-name="T1"> is the name of the file to create, replace or append (if the </text:span><text:span text:style-name="Source_20_Text"><text:span text:style-name="T6">--append</text:span></text:span><text:span text:style-name="T1"> flag is set). If </text:span><text:span text:style-name="Source_20_Text"><text:span text:style-name="T6">output-file</text:span></text:span><text:span text:style-name="T1"> is a hyphen (</text:span><text:span text:style-name="Source_20_Text"><text:span text:style-name="T6">-</text:span></text:span><text:span text:style-name="T1">), the log data is printed to the console. The following options apply to </text:span><text:span text:style-name="Source_20_Text"><text:span text:style-name="T6">request_logs</text:span></text:span><text:span text:style-name="T1">:</text:span></text:p>
      <text:p text:style-name="P27"><text:span text:style-name="Source_20_Text"><text:span text:style-name="T6">--num_days=...</text:span></text:span></text:p>
      <text:p text:style-name="P32"><text:span text:style-name="T1">The number of days of log data to retrieve, ending on the current date at midnight UTC. A value of 0 retrieves all available logs. If </text:span><text:span text:style-name="Source_20_Text"><text:span text:style-name="T6">--append</text:span></text:span><text:span text:style-name="T1"> is given, then the default is 0, otherwise the default is 1.</text:span></text:p>
      <text:p text:style-name="P27"><text:span text:style-name="Source_20_Text"><text:span text:style-name="T6">--end_date=...</text:span></text:span></text:p>
      <text:p text:style-name="P32"><text:span text:style-name="T1">The latest date of log data to return, in the form </text:span><text:span text:style-name="Source_20_Text"><text:span text:style-name="T6">YYYY-MM-DD</text:span></text:span><text:span text:style-name="T1">. The default is today. The </text:span><text:span text:style-name="Source_20_Text"><text:span text:style-name="T6">--num_days</text:span></text:span><text:span text:style-name="T1"> option counts backwards from the end date.</text:span></text:p>
      <text:p text:style-name="P27"><text:bookmark text:name="Command_Line_Arguments_appcfg_request_logs_severity"/><text:span text:style-name="Source_20_Text"><text:span text:style-name="T6">--severity=...</text:span></text:span></text:p>
      <text:p text:style-name="P33">The minimum log level for the log messages to retrieve. The value is a number corresponding to the log level: 4 for CRITICAL, 3 for ERROR, 2 for WARNING, 1 for INFO, 0 for DEBUG. All messages at the given log level and above will be retrieved. Default is 1 (INFO).</text:p>
      <text:p text:style-name="P28"><text:soft-page-break/><text:span text:style-name="Source_20_Text"><text:span text:style-name="T6">--append</text:span></text:span></text:p>
      <text:p text:style-name="P36"><text:span text:style-name="T1">Append the fetched data to the output file, starting with the first log line not already present in the file. Running this command once a day with </text:span><text:span text:style-name="Source_20_Text"><text:span text:style-name="T6">--append</text:span></text:span><text:span text:style-name="T1"> results in a file containing all log data.</text:span></text:p>
      <text:p text:style-name="P36"><text:span text:style-name="T1">The default is to overwrite the output file. Does not apply if </text:span><text:span text:style-name="Source_20_Text"><text:span text:style-name="T6">output-file</text:span></text:span><text:span text:style-name="T1"> is </text:span><text:span text:style-name="Source_20_Text"><text:span text:style-name="T6">-</text:span></text:span><text:span text:style-name="T1"> (printing to the console).</text:span></text:p>
      <text:p text:style-name="P28"><text:span text:style-name="Source_20_Text"><text:span text:style-name="T6">--vhost=...</text:span></text:span></text:p>
      <text:p text:style-name="P36"><text:span text:style-name="T1">If present, limits the log messages downloaded to just those emitted by requests for a given domain name. For instance, </text:span><text:span text:style-name="Source_20_Text"><text:span text:style-name="T6">--vhost=example.com</text:span></text:span><text:span text:style-name="T1"> will download just the log messages for the live app at the Google Apps domain </text:span><text:span text:style-name="Source_20_Text"><text:span text:style-name="T6">example.com</text:span></text:span><text:span text:style-name="T1">, excluding any log messages emitted by a new version being tested at </text:span><text:span text:style-name="Source_20_Text"><text:span text:style-name="T6">http://2.latest.your_app_id.appspot.com</text:span></text:span><text:span text:style-name="T1">. Similarly, </text:span><text:span text:style-name="Source_20_Text"><text:span text:style-name="T6">--vhost=2.latest.your_app_id.appspot.com</text:span></text:span><text:span text:style-name="T1"> downloads just the logs for the test version, excluding the live version.</text:span></text:p>
      <text:p text:style-name="P36"><text:span text:style-name="T1">The value is a regular expression that matches the </text:span><text:span text:style-name="Source_20_Text"><text:span text:style-name="T6">Host</text:span></text:span><text:span text:style-name="T1"> header of the incoming requests. Note that the pattern is case sensitive, even though domain names usually are not.</text:span></text:p>
      <text:p text:style-name="P28"><text:span text:style-name="Source_20_Text"><text:span text:style-name="T6">--include_vhost</text:span></text:span></text:p>
      <text:p text:style-name="P36"><text:span text:style-name="T1">Include the domain name for each request (the </text:span><text:span text:style-name="Source_20_Text"><text:span text:style-name="T6">Host</text:span></text:span><text:span text:style-name="T1"> request header) in the request log data, as an additional field.</text:span></text:p>
      <text:h text:style-name="P19" text:outline-level="6"><text:bookmark text:name="appcfgpy_options_rollback_app-directory"/><text:span text:style-name="Source_20_Text"><text:span text:style-name="T18">appcfg.py [options] rollback &lt;app-directory&gt;</text:span></text:span></text:h>
      <text:p text:style-name="P17">Undoes a partially completed update for the given application. You can use this if an update was interrupted, and the command is reporting that the application cannot be updated due to a lock.</text:p>
      <text:h text:style-name="P19" text:outline-level="6"><text:bookmark text:name="appcfgpy_options_set_default_version_app-directory"/><text:span text:style-name="Source_20_Text"><text:span text:style-name="T18">appcfg.py [options] set_default_version &lt;app-directory&gt;</text:span></text:span></text:h>
      <text:p text:style-name="P16"><text:span text:style-name="T1">Sets the default (serving) version of the app. By default, the serving version is set to the version specified in app.yaml, unless you specify another with the </text:span><text:span text:style-name="Source_20_Text"><text:span text:style-name="T6">--version</text:span></text:span><text:span text:style-name="T1"> option.</text:span></text:p>
      <text:h text:style-name="P19" text:outline-level="6"><text:bookmark text:name="appcfgpy_options_update_app-directory"/><text:span text:style-name="Source_20_Text"><text:span text:style-name="T18">appcfg.py [options] update &lt;app-directory&gt;</text:span></text:span></text:h>
      <text:p text:style-name="P29"><text:span text:style-name="T1">Uploads files for an application given the application's root directory. The application </text:span><text:soft-page-break/><text:span text:style-name="T1">ID and version are taken from the </text:span><text:span text:style-name="Source_20_Text"><text:span text:style-name="T6">app.yaml</text:span></text:span><text:span text:style-name="T1"> file in the app directory. The following option applies to </text:span><text:span text:style-name="Source_20_Text"><text:span text:style-name="T6">update</text:span></text:span><text:span text:style-name="T1">:</text:span></text:p>
      <text:p text:style-name="P27"><text:span text:style-name="Source_20_Text"><text:span text:style-name="T6">--max_size</text:span></text:span></text:p>
      <text:p text:style-name="P34">Maximum size of a file to upload (in bytes).</text:p>
      <text:h text:style-name="P19" text:outline-level="6"><text:bookmark text:name="appcfgpy_options_update_cron_app-directory"/><text:span text:style-name="Source_20_Text"><text:span text:style-name="T18">appcfg.py [options] update_cron &lt;app-directory&gt;</text:span></text:span></text:h>
      <text:p text:style-name="P16"><text:span text:style-name="T1">Updates the schedule task (cron) configuration for the app, based on the </text:span><text:span text:style-name="Source_20_Text"><text:span text:style-name="T6">cron.yaml</text:span></text:span><text:span text:style-name="T1"> file.</text:span></text:p>
      <text:h text:style-name="P19" text:outline-level="6"><text:bookmark text:name="appcfgpy_options_update_dos_app-directory"/><text:span text:style-name="Source_20_Text"><text:span text:style-name="T18">appcfg.py [options] update_dos &lt;app-directory&gt;</text:span></text:span></text:h>
      <text:p text:style-name="P16"><text:span text:style-name="T1">Updates the DoS Protection configuration for the app, based on the </text:span><text:span text:style-name="Source_20_Text"><text:span text:style-name="T6">dos.yaml</text:span></text:span><text:span text:style-name="T1"> file.</text:span></text:p>
      <text:h text:style-name="P19" text:outline-level="6"><text:bookmark text:name="appcfgpy_options_update_queues_app-directory"/><text:span text:style-name="Source_20_Text"><text:span text:style-name="T18">appcfg.py [options] update_queues &lt;app-directory&gt;</text:span></text:span></text:h>
      <text:p text:style-name="P16"><text:span text:style-name="T1">Updates the task queue configuration for the app, based on the </text:span><text:span text:style-name="Source_20_Text"><text:span text:style-name="T6">queue.yaml</text:span></text:span><text:span text:style-name="T1"> file.</text:span></text:p>
      <text:h text:style-name="P19" text:outline-level="6"><text:bookmark text:name="appcfgpy_options_start_app-directory"/><text:span text:style-name="Source_20_Text"><text:span text:style-name="T18">appcfg.py [options] start &lt;app-directory&gt;</text:span></text:span></text:h>
      <text:p text:style-name="P17">Start the specified module version.</text:p>
      <text:h text:style-name="P19" text:outline-level="6"><text:bookmark text:name="appcfgpy_options_stop_app-directory"/><text:span text:style-name="Source_20_Text"><text:span text:style-name="T18">appcfg.py [options] stop &lt;app-directory&gt;</text:span></text:span></text:h>
      <text:p text:style-name="P17">Stop the specified module version.</text:p>
      <text:p text:style-name="P9"><text:span text:style-name="T1">The </text:span><text:span text:style-name="Source_20_Text"><text:span text:style-name="T6">appcfg.py</text:span></text:span><text:span text:style-name="T1"> command accepts the following options for all actions:</text:span></text:p>
      <text:h text:style-name="P19" text:outline-level="6"><text:bookmark text:name="--application"/><text:span text:style-name="Source_20_Text"><text:span text:style-name="T18">--application=...</text:span></text:span></text:h>
      <text:p text:style-name="P16"><text:span text:style-name="T1">The application ID to use. By default, this is derived from the </text:span><text:span text:style-name="Source_20_Text"><text:span text:style-name="T6">application:</text:span></text:span><text:span text:style-name="T1"> line in the </text:span><text:span text:style-name="Source_20_Text"><text:span text:style-name="T6">app.yaml</text:span></text:span><text:span text:style-name="T1"> file in the application directory. If </text:span><text:span text:style-name="Source_20_Text"><text:span text:style-name="T6">--application</text:span></text:span><text:span text:style-name="T1"> is specified, it overrides the ID in </text:span><text:span text:style-name="Source_20_Text"><text:span text:style-name="T6">app.yaml</text:span></text:span><text:span text:style-name="T1"> for this action.</text:span></text:p>
      <text:h text:style-name="P19" text:outline-level="6"><text:bookmark text:name="--email"/><text:span text:style-name="Source_20_Text"><text:span text:style-name="T18">--email=...</text:span></text:span></text:h>
      <text:p text:style-name="P17">The email address of the Google account of an administrator for the application, for actions that require signing in. If omitted and no cookie is stored from a previous use of the command, the command will prompt for this value.</text:p>
      <text:h text:style-name="P19" text:outline-level="6"><text:bookmark text:name="--host1"/><text:soft-page-break/><text:span text:style-name="Source_20_Text"><text:span text:style-name="T18">--host=...</text:span></text:span></text:h>
      <text:p text:style-name="P17">The hostname of the local machine for use with remote procedure calls.</text:p>
      <text:h text:style-name="P19" text:outline-level="6"><text:bookmark text:name="--max_size"/><text:span text:style-name="Source_20_Text"><text:span text:style-name="T18">--max_size=...</text:span></text:span></text:h>
      <text:p text:style-name="P16"><text:span text:style-name="T1">A maximum size of files to upload, as a number of bytes. Files larger than this size will not be uploaded. The default is </text:span><text:span text:style-name="Source_20_Text"><text:span text:style-name="T6">10485760</text:span></text:span><text:span text:style-name="T1">. The server currently enforces a maximum file size of 10,485,760 bytes, so increasing this value will not have any effect.</text:span></text:p>
      <text:h text:style-name="P19" text:outline-level="6"><text:bookmark text:name="--no_cookies"/><text:span text:style-name="Source_20_Text"><text:span text:style-name="T18">--no_cookies</text:span></text:span></text:h>
      <text:p text:style-name="P16"><text:span text:style-name="T1">Do not store the administrator sign-in credentials. Prompt for a password every time (or go through the OAuth2 flow if the </text:span><text:span text:style-name="Source_20_Text"><text:span text:style-name="T6">--oauth2</text:span></text:span><text:span text:style-name="T1"> options is used).</text:span></text:p>
      <text:h text:style-name="P19" text:outline-level="6"><text:bookmark text:name="--noisy"/><text:span text:style-name="Source_20_Text"><text:span text:style-name="T18">--noisy</text:span></text:span></text:h>
      <text:p text:style-name="P17">Print many messages about what the command is doing. This is mostly useful when working with the App Engine team to troubleshoot an upload issue.</text:p>
      <text:h text:style-name="P19" text:outline-level="6"><text:bookmark text:name="--noauth_local_webserver"/><text:span text:style-name="Source_20_Text"><text:span text:style-name="T18">--noauth_local_webserver</text:span></text:span></text:h>
      <text:p text:style-name="P17">Don't use the web browser to display web pages for authentication. This is useful for OAuth2 authentication if you're remotely logged on to a machine. This flag only applies for OAuth2.</text:p>
      <text:h text:style-name="P19" text:outline-level="6"><text:bookmark text:name="--oauth2"/><text:span text:style-name="Source_20_Text"><text:span text:style-name="T18">--oauth2</text:span></text:span></text:h>
      <text:p text:style-name="P17">Use OAuth2 authentication instead of password-based authentication.</text:p>
      <text:h text:style-name="P19" text:outline-level="6"><text:bookmark text:name="--oauth2_refresh_tokentoken"/><text:span text:style-name="Source_20_Text"><text:span text:style-name="T18">--oauth2_refresh_token=token</text:span></text:span></text:h>
      <text:p text:style-name="P17">Use an OAuth2 refresh token to authenticate instead of password-based authentication or a stored token.</text:p>
      <text:h text:style-name="P19" text:outline-level="6"><text:bookmark text:name="--passin"/><text:span text:style-name="Source_20_Text"><text:span text:style-name="T18">--passin</text:span></text:span></text:h>
      <text:p text:style-name="P17">If given, the tool accepts the Google account password in stdin instead of prompting for it interactively. This allows you to invoke the tool from a script without putting your password on the command line.</text:p>
      <text:h text:style-name="P19" text:outline-level="6"><text:bookmark text:name="--quiet"/><text:soft-page-break/><text:span text:style-name="Source_20_Text"><text:span text:style-name="T18">--quiet</text:span></text:span></text:h>
      <text:p text:style-name="P17">Do not print messages when successful.</text:p>
      <text:h text:style-name="P19" text:outline-level="6"><text:bookmark text:name="--server"/><text:span text:style-name="Source_20_Text"><text:span text:style-name="T18">--server=...</text:span></text:span></text:h>
      <text:p text:style-name="P16"><text:span text:style-name="T1">The App Engine server hostname. The default is </text:span><text:span text:style-name="Source_20_Text"><text:span text:style-name="T6">appengine.google.com</text:span></text:span><text:span text:style-name="T1">.</text:span></text:p>
      <text:h text:style-name="P19" text:outline-level="6"><text:bookmark text:name="--verbose"/><text:span text:style-name="Source_20_Text"><text:span text:style-name="T18">--verbose</text:span></text:span></text:h>
      <text:p text:style-name="P17">Print messages about what the command is doing.</text:p>
      <text:h text:style-name="P19" text:outline-level="6"><text:bookmark text:name="--version"/><text:span text:style-name="Source_20_Text"><text:span text:style-name="T18">--version=...</text:span></text:span></text:h>
      <text:p text:style-name="P16"><text:span text:style-name="T1">The version ID to use. By default, this is derived from the </text:span><text:span text:style-name="Source_20_Text"><text:span text:style-name="T6">version:</text:span></text:span><text:span text:style-name="T1"> line in the </text:span><text:span text:style-name="Source_20_Text"><text:span text:style-name="T6">app.yaml</text:span></text:span><text:span text:style-name="T1"> file in the application directory. If </text:span><text:span text:style-name="Source_20_Text"><text:span text:style-name="T6">--version</text:span></text:span><text:span text:style-name="T1"> is specified, it overrides the version ID in </text:span><text:span text:style-name="Source_20_Text"><text:span text:style-name="T6">app.yaml</text:span></text:span><text:span text:style-name="T1"> for this actio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Mono" svg:font-family="'Droid Sans Mono', monospace"/>
    <style:font-face style:name="Roboto" svg:font-family="Roboto, sans-serif"/>
    <style:font-face style:name="open sans" svg:font-family="'open sans',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58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true"/>
      </style:header-style>
      <style:footer-style>
        <style:header-footer-properties svg:height="0.924cm" fo:margin-left="0cm" fo:margin-right="0cm" fo:margin-top="0.499cm"/>
      </style:footer-style>
    </style:page-layout>
  </office:automatic-styles>
  <office:master-styles>
    <style:master-page style:name="Standard" style:page-layout-name="Mpm1">
      <style:header>
        <text:p text:style-name="Header"><draw:frame draw:style-name="Mfr1" draw:name="Imagen20" text:anchor-type="paragraph" svg:x="-2.004cm" svg:y="-2cm" svg:width="21.59cm" svg:height="1.861cm" draw:z-index="17"><draw:image xlink:href="Pictures/10000201000004EF0000006D9F5FC6BC.png" xlink:type="simple" xlink:show="embed" xlink:actuate="onLoad"/></draw:frame> </text:p>
      </style:header>
      <style:header-first>
        <text:p text:style-name="Header"><draw:frame draw:style-name="Mfr1" draw:name="Imagen23" text:anchor-type="paragraph" svg:x="-2.004cm" svg:y="-2cm" svg:width="21.59cm" svg:height="1.861cm" draw:z-index="19"><draw:image xlink:href="Pictures/10000201000004EF0000006D9F5FC6BC.png" xlink:type="simple" xlink:show="embed" xlink:actuate="onLoad"/></draw:frame><draw:frame draw:style-name="Mfr1" draw:name="Imagen22" text:anchor-type="paragraph" svg:x="-2.004cm" svg:y="-2cm" svg:width="21.59cm" svg:height="1.861cm" draw:z-index="20"><draw:image xlink:href="Pictures/10000201000004EF0000006D9F5FC6BC.png" xlink:type="simple" xlink:show="embed" xlink:actuate="onLoad"/></draw:frame><draw:frame draw:style-name="Mfr1" draw:name="Imagen21" text:anchor-type="paragraph" svg:x="-2.004cm" svg:y="-2cm" svg:width="21.59cm" svg:height="1.861cm" draw:z-index="21"><draw:image xlink:href="Pictures/10000201000004EF0000006D9F5FC6BC.png" xlink:type="simple" xlink:show="embed" xlink:actuate="onLoad"/></draw:frame> </text:p>
      </style:header-first>
      <style:footer>
        <text:p text:style-name="MP1"><text:page-number text:select-page="current">20</text:page-number>/<text:page-count>20</text:page-count></text:p>
      </style:footer>
      <style:footer-first>
        <text:p text:style-name="MP1"><text:page-number text:select-page="current">1</text:page-number>/<text:page-count>20</text:page-count></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5T19:18:51.190446756</meta:creation-date>
    <dc:date>2014-11-06T19:35:56.173068346</dc:date>
    <meta:editing-duration>PT22H33M7S</meta:editing-duration>
    <meta:editing-cycles>38</meta:editing-cycles>
    <meta:generator>LibreOffice/4.2.6.3$Linux_X86_64 LibreOffice_project/420m0$Build-3</meta:generator>
    <meta:document-statistic meta:table-count="0" meta:image-count="6" meta:object-count="0" meta:page-count="20" meta:paragraph-count="306" meta:word-count="4131" meta:character-count="26261" meta:non-whitespace-character-count="22527"/>
  </office:meta>
</office:document-meta>
</file>